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14pt"/>
    </style:style>
    <style:style style:name="co2" style:family="table-column">
      <style:table-column-properties fo:break-before="auto" style:column-width="32.4pt"/>
    </style:style>
    <style:style style:name="co3" style:family="table-column">
      <style:table-column-properties fo:break-before="auto" style:column-width="28.54pt"/>
    </style:style>
    <style:style style:name="co4" style:family="table-column">
      <style:table-column-properties fo:break-before="auto" style:column-width="25.4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4.79pt"/>
    </style:style>
    <style:style style:name="co7" style:family="table-column">
      <style:table-column-properties fo:break-before="auto" style:column-width="103.41pt"/>
    </style:style>
    <style:style style:name="co8" style:family="table-column">
      <style:table-column-properties fo:break-before="auto" style:column-width="27.01pt"/>
    </style:style>
    <style:style style:name="co9" style:family="table-column">
      <style:table-column-properties fo:break-before="auto" style:column-width="53.26pt"/>
    </style:style>
    <style:style style:name="co10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color="#66ff00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66cc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5% tox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ce2"/>
        <table:table-column table:style-name="co7" table:default-cell-style-name="Default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prec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auc</text:p>
          </table:table-cell>
          <table:table-cell office:value-type="string" calcext:value-type="string">
            <text:p>train balance</text:p>
          </table:table-cell>
          <table:table-cell office:value-type="string" calcext:value-type="string">
            <text:p>val balance</text:p>
          </table:table-cell>
          <table:table-cell office:value-type="string" calcext:value-type="string">
            <text:p>train examples</text:p>
          </table:table-cell>
          <table:table-cell office:value-type="string" calcext:value-type="string">
            <text:p>test examples</text:p>
          </table:table-cell>
          <table:table-cell table:style-name="Default" office:value-type="string" calcext:value-type="string">
            <text:p>data clean</text:p>
          </table:table-cell>
          <table:table-cell office:value-type="string" calcext:value-type="string">
            <text:p>embedding train size</text:p>
          </table:table-cell>
          <table:table-cell table:style-name="ce4" office:value-type="string" calcext:value-type="string">
            <text:p>embedding feat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conv blocks</text:p>
          </table:table-cell>
          <table:table-cell office:value-type="string" calcext:value-type="string">
            <text:p>dense layers</text:p>
          </table:table-cell>
          <table:table-cell office:value-type="string" calcext:value-type="string">
            <text:p>dropouts?</text:p>
          </table:table-cell>
        </table:table-row>
        <table:table-row table:style-name="ro1"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0.25" calcext:value-type="float">
            <text:p>0.25</text:p>
          </table:table-cell>
          <table:table-cell table:style-name="ce3"/>
          <table:table-cell table:number-columns-repeated="2" table:style-name="ce2" office:value-type="float" office:value="0.05" calcext:value-type="float">
            <text:p>0.05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700" calcext:value-type="float">
            <text:p>700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cn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float" office:value="0.93" calcext:value-type="float">
            <text:p>0.93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0.29" calcext:value-type="float">
            <text:p>0.29</text:p>
          </table:table-cell>
          <table:table-cell table:style-name="ce3"/>
          <table:table-cell table:number-columns-repeated="2" table:style-name="ce2" office:value-type="float" office:value="0.05" calcext:value-type="float">
            <text:p>0.05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700" calcext:value-type="float">
            <text:p>700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cn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/>
          <table:table-cell table:number-columns-repeated="2" office:value-type="float" office:value="0.05" calcext:value-type="float">
            <text:p>0.05</text:p>
          </table:table-cell>
          <table:table-cell office:value-type="float" office:value="7000" calcext:value-type="float">
            <text:p>70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n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3" calcext:value-type="float">
            <text:p>0.13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float" office:value="7000" calcext:value-type="float">
            <text:p>70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n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15" calcext:value-type="float">
            <text:p>0.1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float" office:value="7000" calcext:value-type="float">
            <text:p>70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n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22" calcext:value-type="float">
            <text:p>0.2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7000" calcext:value-type="float">
            <text:p>70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n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8" calcext:value-type="float">
            <text:p>0.28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7000" calcext:value-type="float">
            <text:p>70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n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32" calcext:value-type="float">
            <text:p>0.32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7000" calcext:value-type="float">
            <text:p>70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n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81" calcext:value-type="float">
            <text:p>0.81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7000" calcext:value-type="float">
            <text:p>70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n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4" calcext:value-type="float">
            <text:p>0.4</text:p>
          </table:table-cell>
          <table:table-cell office:value-type="float" office:value="0.28" calcext:value-type="float">
            <text:p>0.28</text:p>
          </table:table-cell>
          <table:table-cell office:value-type="float" office:value="0.79" calcext:value-type="float">
            <text:p>0.79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7000" calcext:value-type="float">
            <text:p>70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n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21" calcext:value-type="float">
            <text:p>0.21</text:p>
          </table:table-cell>
          <table:table-cell office:value-type="float" office:value="0.03" calcext:value-type="float">
            <text:p>0.03</text:p>
          </table:table-cell>
          <table:table-cell/>
          <table:table-cell table:number-columns-repeated="2" office:value-type="float" office:value="0.05" calcext:value-type="float">
            <text:p>0.05</text:p>
          </table:table-cell>
          <table:table-cell office:value-type="float" office:value="22500" calcext:value-type="float">
            <text:p>22500</text:p>
          </table:table-cell>
          <table:table-cell office:value-type="float" office:value="1315" calcext:value-type="float">
            <text:p>1315</text:p>
          </table:table-cell>
          <table:table-cell table:style-name="Default"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16" calcext:value-type="float">
            <text:p>0.16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float" office:value="22500" calcext:value-type="float">
            <text:p>22500</text:p>
          </table:table-cell>
          <table:table-cell office:value-type="float" office:value="1315" calcext:value-type="float">
            <text:p>1315</text:p>
          </table:table-cell>
          <table:table-cell table:style-name="Default"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office:value-type="float" office:value="22500" calcext:value-type="float">
            <text:p>22500</text:p>
          </table:table-cell>
          <table:table-cell office:value-type="float" office:value="1315" calcext:value-type="float">
            <text:p>1315</text:p>
          </table:table-cell>
          <table:table-cell table:style-name="Default"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float" office:value="22500" calcext:value-type="float">
            <text:p>22500</text:p>
          </table:table-cell>
          <table:table-cell office:value-type="float" office:value="1315" calcext:value-type="float">
            <text:p>1315</text:p>
          </table:table-cell>
          <table:table-cell table:style-name="Default"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08" calcext:value-type="float">
            <text:p>0.08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float" office:value="90000" calcext:value-type="float">
            <text:p>90000</text:p>
          </table:table-cell>
          <table:table-cell office:value-type="float" office:value="5260" calcext:value-type="float">
            <text:p>5260</text:p>
          </table:table-cell>
          <table:table-cell table:style-name="Default"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float" office:value="22500" calcext:value-type="float">
            <text:p>22500</text:p>
          </table:table-cell>
          <table:table-cell office:value-type="float" office:value="1315" calcext:value-type="float">
            <text:p>1315</text:p>
          </table:table-cell>
          <table:table-cell table:style-name="Default" office:value-type="string" calcext:value-type="string">
            <text:p>y</text:p>
          </table:table-cell>
          <table:table-cell office:value-type="float" office:value="42" calcext:value-type="float">
            <text:p>4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</table:table-row>
      </table:table>
      <table:table table:name="50% toxic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number-columns-repeated="4" table:default-cell-style-name="Default"/>
        <table:table-column table:style-name="co9" table:default-cell-style-name="Default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prec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auc</text:p>
          </table:table-cell>
          <table:table-cell office:value-type="string" calcext:value-type="string">
            <text:p>train balance</text:p>
          </table:table-cell>
          <table:table-cell office:value-type="string" calcext:value-type="string">
            <text:p>val balance</text:p>
          </table:table-cell>
          <table:table-cell office:value-type="string" calcext:value-type="string">
            <text:p>train example</text:p>
          </table:table-cell>
          <table:table-cell office:value-type="string" calcext:value-type="string">
            <text:p>test example</text:p>
          </table:table-cell>
          <table:table-cell office:value-type="string" calcext:value-type="string">
            <text:p>data clean</text:p>
          </table:table-cell>
          <table:table-cell office:value-type="string" calcext:value-type="string">
            <text:p>embedding train size</text:p>
          </table:table-cell>
          <table:table-cell table:style-name="ce4" office:value-type="string" calcext:value-type="string">
            <text:p>embedding feat</text:p>
          </table:table-cell>
          <table:table-cell office:value-type="string" calcext:value-type="string">
            <text:p>embedding trainable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conv layers</text:p>
          </table:table-cell>
          <table:table-cell office:value-type="string" calcext:value-type="string">
            <text:p>dense layers</text:p>
          </table:table-cell>
          <table:table-cell office:value-type="string" calcext:value-type="string">
            <text:p>dropouts?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0.71" calcext:value-type="float">
            <text:p>0.71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7000" calcext:value-type="float">
            <text:p>70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n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78" calcext:value-type="float">
            <text:p>0.78</text:p>
          </table:table-cell>
          <table:table-cell office:value-type="float" office:value="0.65" calcext:value-type="float">
            <text:p>0.65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office:value-type="float" office:value="7000" calcext:value-type="float">
            <text:p>70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n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62" calcext:value-type="float">
            <text:p>0.62</text:p>
          </table:table-cell>
          <table:table-cell office:value-type="float" office:value="0.79" calcext:value-type="float">
            <text:p>0.79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7000" calcext:value-type="float">
            <text:p>70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ru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62" calcext:value-type="float">
            <text:p>0.62</text:p>
          </table:table-cell>
          <table:table-cell office:value-type="float" office:value="0.81" calcext:value-type="float">
            <text:p>0.81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office:value-type="float" office:value="7000" calcext:value-type="float">
            <text:p>70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76" calcext:value-type="float">
            <text:p>0.76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office:value-type="float" office:value="7000" calcext:value-type="float">
            <text:p>70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0.82" calcext:value-type="float">
            <text:p>0.82</text:p>
          </table:table-cell>
          <table:table-cell table:number-columns-repeated="2" table:style-name="ce2" office:value-type="float" office:value="0.5" calcext:value-type="float">
            <text:p>0.5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gru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79" calcext:value-type="float">
            <text:p>0.79</text:p>
          </table:table-cell>
          <table:table-cell table:style-name="ce2"/>
          <table:table-cell table:number-columns-repeated="2" table:style-name="ce2" office:value-type="float" office:value="0.5" calcext:value-type="float">
            <text:p>0.5</text:p>
          </table:table-cell>
          <table:table-cell table:style-name="ce2" office:value-type="float" office:value="22500" calcext:value-type="float">
            <text:p>22500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gru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2" table:number-columns-repeated="1008"/>
        </table:table-row>
        <table:table-row table:style-name="ro1">
          <table:table-cell table:number-columns-repeated="3" office:value-type="float" office:value="0.8" calcext:value-type="float">
            <text:p>0.8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office:value-type="float" office:value="22500" calcext:value-type="float">
            <text:p>225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table:number-columns-repeated="3" office:value-type="float" office:value="0.8" calcext:value-type="float">
            <text:p>0.8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office:value-type="float" office:value="22500" calcext:value-type="float">
            <text:p>225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float" office:value="0.81" calcext:value-type="float">
            <text:p>0.81</text:p>
          </table:table-cell>
          <table:table-cell table:number-columns-repeated="2" office:value-type="float" office:value="0.82" calcext:value-type="float">
            <text:p>0.82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office:value-type="float" office:value="90000" calcext:value-type="float">
            <text:p>90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1008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9" calcext:value-type="float">
            <text:p>0.79</text:p>
          </table:table-cell>
          <table:table-cell office:value-type="float" office:value="0.83" calcext:value-type="float">
            <text:p>0.83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office:value-type="float" office:value="22500" calcext:value-type="float">
            <text:p>225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number-columns-repeated="3" office:value-type="float" office:value="0.81" calcext:value-type="float">
            <text:p>0.81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office:value-type="float" office:value="22500" calcext:value-type="float">
            <text:p>225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y</text:p>
          </table:table-cell>
          <table:table-cell office:value-type="float" office:value="42" calcext:value-type="float">
            <text:p>4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office:value-type="float" office:value="0.803999999141693" calcext:value-type="float">
            <text:p>0.8039999991</text:p>
          </table:table-cell>
          <table:table-cell office:value-type="float" office:value="0.789129058456421" calcext:value-type="float">
            <text:p>0.7891290585</text:p>
          </table:table-cell>
          <table:table-cell office:value-type="float" office:value="0.831275552368164" calcext:value-type="float">
            <text:p>0.8312755524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office:value-type="float" office:value="22500" calcext:value-type="float">
            <text:p>225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u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</table:table>
      <table:table table:name="Learning curve small dataset" table:style-name="ta1">
        <table:shapes>
          <draw:frame draw:z-index="0" draw:name="jklj;k" draw:style-name="gr1" draw:text-style-name="P1" svg:width="453.97pt" svg:height="255.17pt" svg:x="671.02pt" svg:y="479.57pt">
            <loext:p draw:notify-on-update-of-ranges="'Learning curve small dataset'.A38:'Learning curve small dataset'.A38 'Learning curve small dataset'.A39:'Learning curve small dataset'.A46 'Learning curve small dataset'.B38:'Learning curve small dataset'.B38 'Learning curve small dataset'.B39:'Learning curve small dataset'.B46 'Learning curve small dataset'.B38:'Learning curve small dataset'.B38 'Learning curve small dataset'.B39:'Learning curve small dataset'.B46 'Learning curve small dataset'.C38:'Learning curve small dataset'.C38 'Learning curve small dataset'.C39:'Learning curve small dataset'.C46 'Learning curve small dataset'.D38:'Learning curve small dataset'.D38 'Learning curve small dataset'.D39:'Learning curve small dataset'.D46 'Learning curve small dataset'.E38:'Learning curve small dataset'.E38 'Learning curve small dataset'.E39:'Learning curve small dataset'.E46 'Learning curve small dataset'.F38:'Learning curve small dataset'.F38 'Learning curve small dataset'.F39:'Learning curve small dataset'.F46 'Learning curve small dataset'.G38:'Learning curve small dataset'.G38 'Learning curve small dataset'.G39:'Learning curve small dataset'.G46"/>
            <draw:object xlink:href="./Object 1" xlink:type="simple" xlink:show="embed" xlink:actuate="onLoad"/>
            <draw:image xlink:href="./ObjectReplacements/Object 1" xlink:type="simple" xlink:show="embed" xlink:actuate="onLoad"/>
            <svg:title>F-score</svg:title>
          </draw:frame>
          <draw:frame draw:z-index="1" draw:style-name="gr1" draw:text-style-name="P1" svg:width="453.09pt" svg:height="255.15pt" svg:x="665.83pt" svg:y="772.3pt">
            <loext:p draw:notify-on-update-of-ranges="'Learning curve small dataset'.B48:'Learning curve small dataset'.B48 'Learning curve small dataset'.B49:'Learning curve small dataset'.B56 'Learning curve small dataset'.C48:'Learning curve small dataset'.C48 'Learning curve small dataset'.C49:'Learning curve small dataset'.C56 'Learning curve small dataset'.D48:'Learning curve small dataset'.D48 'Learning curve small dataset'.D49:'Learning curve small dataset'.D5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10" table:default-cell-style-name="Default"/>
        <table:table-column table:style-name="co5" table:number-columns-repeated="34" table:default-cell-style-name="Default"/>
        <table:table-row table:style-name="ro1">
          <table:table-cell/>
          <table:table-cell table:style-name="ce1" office:value-type="string" calcext:value-type="string">
            <text:p>Glove 6B.200D</text:p>
          </table:table-cell>
          <table:table-cell table:style-name="ce1" table:number-columns-repeated="4"/>
          <table:table-cell table:style-name="ce1" office:value-type="string" calcext:value-type="string">
            <text:p>Glove 6B.200D</text:p>
          </table:table-cell>
          <table:table-cell table:style-name="ce1" table:number-columns-repeated="4"/>
          <table:table-cell table:style-name="ce1" office:value-type="string" calcext:value-type="string">
            <text:p>Glove 42B.300D</text:p>
          </table:table-cell>
          <table:table-cell table:style-name="ce1" table:number-columns-repeated="4"/>
          <table:table-cell table:style-name="ce1" office:value-type="string" calcext:value-type="string">
            <text:p>Glove Twitter 27B 200D</text:p>
          </table:table-cell>
          <table:table-cell table:style-name="ce1" table:number-columns-repeated="4"/>
          <table:table-cell table:style-name="ce1" office:value-type="string" calcext:value-type="string">
            <text:p>No</text:p>
          </table:table-cell>
          <table:table-cell table:style-name="ce1" table:number-columns-repeated="4"/>
          <table:table-cell table:style-name="ce1" office:value-type="string" calcext:value-type="string">
            <text:p>No with dropouts</text:p>
          </table:table-cell>
          <table:table-cell table:style-name="ce1" table:number-columns-repeated="4"/>
          <table:table-cell table:style-name="ce1" office:value-type="string" calcext:value-type="string">
            <text:p>Google News</text:p>
          </table:table-cell>
          <table:table-cell table:style-name="ce1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Prec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Fscore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Prec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Fscore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Prec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Fscore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Prec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Fscore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Prec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Fscore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Prec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Fscore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Prec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Fscore</text:p>
          </table:table-cell>
        </table:table-row>
        <table:table-row table:style-name="ro1">
          <table:table-cell table:style-name="ce1" office:value-type="string" calcext:value-type="string">
            <text:p>Small, 50/50</text:p>
          </table:table-cell>
          <table:table-cell office:value-type="float" office:value="0.759600001525879" calcext:value-type="float">
            <text:p>0.7596000015</text:p>
          </table:table-cell>
          <table:table-cell office:value-type="float" office:value="0.499857310295105" calcext:value-type="float">
            <text:p>0.4998573103</text:p>
          </table:table-cell>
          <table:table-cell office:value-type="float" office:value="0.741003941631317" calcext:value-type="float">
            <text:p>0.7410039416</text:p>
          </table:table-cell>
          <table:table-cell office:value-type="float" office:value="0.801037718296051" calcext:value-type="float">
            <text:p>0.8010377183</text:p>
          </table:table-cell>
          <table:table-cell table:formula="of:=2*(([.D3]*[.E3])/([.D3]+[.E3]))" office:value-type="float" office:value="0.769852231723348" calcext:value-type="float">
            <text:p>0.7698522317</text:p>
          </table:table-cell>
          <table:table-cell office:value-type="float" office:value="0.761999999332428" calcext:value-type="float">
            <text:p>0.7619999993</text:p>
          </table:table-cell>
          <table:table-cell office:value-type="float" office:value="0.49971140871048" calcext:value-type="float">
            <text:p>0.4997114087</text:p>
          </table:table-cell>
          <table:table-cell office:value-type="float" office:value="0.773125463485718" calcext:value-type="float">
            <text:p>0.7731254635</text:p>
          </table:table-cell>
          <table:table-cell office:value-type="float" office:value="0.743360453796387" calcext:value-type="float">
            <text:p>0.7433604538</text:p>
          </table:table-cell>
          <table:table-cell table:formula="of:=2*(([.I3]*[.J3])/([.I3]+[.J3]))" office:value-type="float" office:value="0.757950850487686" calcext:value-type="float">
            <text:p>0.7579508505</text:p>
          </table:table-cell>
          <table:table-cell office:value-type="float" office:value="0.768799999332428" calcext:value-type="float">
            <text:p>0.7687999993</text:p>
          </table:table-cell>
          <table:table-cell office:value-type="float" office:value="0.485663571166992" calcext:value-type="float">
            <text:p>0.4856635712</text:p>
          </table:table-cell>
          <table:table-cell office:value-type="float" office:value="0.7939601770401" calcext:value-type="float">
            <text:p>0.793960177</text:p>
          </table:table-cell>
          <table:table-cell office:value-type="float" office:value="0.728392754268646" calcext:value-type="float">
            <text:p>0.7283927543</text:p>
          </table:table-cell>
          <table:table-cell table:formula="of:=2*(([.N3]*[.O3])/([.N3]+[.O3]))" office:value-type="float" office:value="0.759764478052656" calcext:value-type="float">
            <text:p>0.7597644781</text:p>
          </table:table-cell>
          <table:table-cell office:value-type="float" office:value="0.764000002193451" calcext:value-type="float">
            <text:p>0.7640000022</text:p>
          </table:table-cell>
          <table:table-cell office:value-type="float" office:value="0.486683933925629" calcext:value-type="float">
            <text:p>0.4866839339</text:p>
          </table:table-cell>
          <table:table-cell office:value-type="float" office:value="0.745408302593231" calcext:value-type="float">
            <text:p>0.7454083026</text:p>
          </table:table-cell>
          <table:table-cell office:value-type="float" office:value="0.805487737560272" calcext:value-type="float">
            <text:p>0.8054877376</text:p>
          </table:table-cell>
          <table:table-cell table:formula="of:=2*(([.S3]*[.T3])/([.S3]+[.T3]))" office:value-type="float" office:value="0.774284325537432" calcext:value-type="float">
            <text:p>0.7742843255</text:p>
          </table:table-cell>
          <table:table-cell office:value-type="float" office:value="0.791599998474121" calcext:value-type="float">
            <text:p>0.7915999985</text:p>
          </table:table-cell>
          <table:table-cell office:value-type="float" office:value="0.454402535247803" calcext:value-type="float">
            <text:p>0.4544025352</text:p>
          </table:table-cell>
          <table:table-cell office:value-type="float" office:value="0.790747607421875" calcext:value-type="float">
            <text:p>0.7907476074</text:p>
          </table:table-cell>
          <table:table-cell office:value-type="float" office:value="0.796260539054871" calcext:value-type="float">
            <text:p>0.7962605391</text:p>
          </table:table-cell>
          <table:table-cell table:formula="of:=2*(([.X3]*[.Y3])/([.X3]+[.Y3]))" office:value-type="float" office:value="0.793494497857409" calcext:value-type="float">
            <text:p>0.7934944979</text:p>
          </table:table-cell>
          <table:table-cell office:value-type="float" office:value="0.800400004196167" calcext:value-type="float">
            <text:p>0.8004000042</text:p>
          </table:table-cell>
          <table:table-cell office:value-type="float" office:value="0.453585882663727" calcext:value-type="float">
            <text:p>0.4535858827</text:p>
          </table:table-cell>
          <table:table-cell office:value-type="float" office:value="0.812266726112366" calcext:value-type="float">
            <text:p>0.8122667261</text:p>
          </table:table-cell>
          <table:table-cell office:value-type="float" office:value="0.784142128944397" calcext:value-type="float">
            <text:p>0.7841421289</text:p>
          </table:table-cell>
          <table:table-cell table:formula="of:=2*(([.AC3]*[.AD3])/([.AC3]+[.AD3]))" office:value-type="float" office:value="0.797956686179618" calcext:value-type="float">
            <text:p>0.7979566862</text:p>
          </table:table-cell>
          <table:table-cell office:value-type="float" office:value="0.764799994945526" calcext:value-type="float">
            <text:p>0.7647999949</text:p>
          </table:table-cell>
          <table:table-cell office:value-type="float" office:value="0.494723435974121" calcext:value-type="float">
            <text:p>0.494723436</text:p>
          </table:table-cell>
          <table:table-cell office:value-type="float" office:value="0.75437519159317" calcext:value-type="float">
            <text:p>0.7543751916</text:p>
          </table:table-cell>
          <table:table-cell office:value-type="float" office:value="0.786511224555969" calcext:value-type="float">
            <text:p>0.7865112246</text:p>
          </table:table-cell>
          <table:table-cell table:formula="of:=2*(([.AH3]*[.AI3])/([.AH3]+[.AI3]))" office:value-type="float" office:value="0.77010810076109" calcext:value-type="float">
            <text:p>0.7701081008</text:p>
          </table:table-cell>
        </table:table-row>
        <table:table-row table:style-name="ro1">
          <table:table-cell/>
          <table:table-cell office:value-type="float" office:value="0.776399997138977" calcext:value-type="float">
            <text:p>0.7763999971</text:p>
          </table:table-cell>
          <table:table-cell office:value-type="float" office:value="0.484130097770691" calcext:value-type="float">
            <text:p>0.4841300978</text:p>
          </table:table-cell>
          <table:table-cell office:value-type="float" office:value="0.750300675106049" calcext:value-type="float">
            <text:p>0.7503006751</text:p>
          </table:table-cell>
          <table:table-cell office:value-type="float" office:value="0.830322959327698" calcext:value-type="float">
            <text:p>0.8303229593</text:p>
          </table:table-cell>
          <table:table-cell table:formula="of:=2*(([.D4]*[.E4])/([.D4]+[.E4]))" office:value-type="float" office:value="0.788286171822059" calcext:value-type="float">
            <text:p>0.7882861718</text:p>
          </table:table-cell>
          <table:table-cell office:value-type="float" office:value="0.775600002861023" calcext:value-type="float">
            <text:p>0.7756000029</text:p>
          </table:table-cell>
          <table:table-cell office:value-type="float" office:value="0.477726886844635" calcext:value-type="float">
            <text:p>0.4777268868</text:p>
          </table:table-cell>
          <table:table-cell office:value-type="float" office:value="0.771285735321045" calcext:value-type="float">
            <text:p>0.7712857353</text:p>
          </table:table-cell>
          <table:table-cell office:value-type="float" office:value="0.785032026004791" calcext:value-type="float">
            <text:p>0.785032026</text:p>
          </table:table-cell>
          <table:table-cell table:formula="of:=2*(([.I4]*[.J4])/([.I4]+[.J4]))" office:value-type="float" office:value="0.778098173102978" calcext:value-type="float">
            <text:p>0.7780981731</text:p>
          </table:table-cell>
          <table:table-cell office:value-type="float" office:value="0.772800000667572" calcext:value-type="float">
            <text:p>0.7728000007</text:p>
          </table:table-cell>
          <table:table-cell office:value-type="float" office:value="0.482617397880554" calcext:value-type="float">
            <text:p>0.4826173979</text:p>
          </table:table-cell>
          <table:table-cell office:value-type="float" office:value="0.825133828353882" calcext:value-type="float">
            <text:p>0.8251338284</text:p>
          </table:table-cell>
          <table:table-cell office:value-type="float" office:value="0.694345501518249" calcext:value-type="float">
            <text:p>0.6943455015</text:p>
          </table:table-cell>
          <table:table-cell table:formula="of:=2*(([.N4]*[.O4])/([.N4]+[.O4]))" office:value-type="float" office:value="0.754110899180528" calcext:value-type="float">
            <text:p>0.7541108992</text:p>
          </table:table-cell>
          <table:table-cell office:value-type="float" office:value="0.78359999628067" calcext:value-type="float">
            <text:p>0.7835999963</text:p>
          </table:table-cell>
          <table:table-cell office:value-type="float" office:value="0.466233086490631" calcext:value-type="float">
            <text:p>0.4662330865</text:p>
          </table:table-cell>
          <table:table-cell office:value-type="float" office:value="0.774302644443512" calcext:value-type="float">
            <text:p>0.7743026444</text:p>
          </table:table-cell>
          <table:table-cell office:value-type="float" office:value="0.802895372104645" calcext:value-type="float">
            <text:p>0.8028953721</text:p>
          </table:table-cell>
          <table:table-cell table:formula="of:=2*(([.S4]*[.T4])/([.S4]+[.T4]))" office:value-type="float" office:value="0.788339832169833" calcext:value-type="float">
            <text:p>0.7883398322</text:p>
          </table:table-cell>
          <table:table-cell office:value-type="float" office:value="0.803999999141693" calcext:value-type="float">
            <text:p>0.8039999991</text:p>
          </table:table-cell>
          <table:table-cell office:value-type="float" office:value="0.432818239688873" calcext:value-type="float">
            <text:p>0.4328182397</text:p>
          </table:table-cell>
          <table:table-cell office:value-type="float" office:value="0.789129058456421" calcext:value-type="float">
            <text:p>0.7891290585</text:p>
          </table:table-cell>
          <table:table-cell office:value-type="float" office:value="0.831275552368164" calcext:value-type="float">
            <text:p>0.8312755524</text:p>
          </table:table-cell>
          <table:table-cell table:formula="of:=2*(([.X4]*[.Y4])/([.X4]+[.Y4]))" office:value-type="float" office:value="0.80965419325031" calcext:value-type="float">
            <text:p>0.8096541933</text:p>
          </table:table-cell>
          <table:table-cell office:value-type="float" office:value="0.78839999628067" calcext:value-type="float">
            <text:p>0.7883999963</text:p>
          </table:table-cell>
          <table:table-cell office:value-type="float" office:value="0.455170917892456" calcext:value-type="float">
            <text:p>0.4551709179</text:p>
          </table:table-cell>
          <table:table-cell office:value-type="float" office:value="0.846088531684875" calcext:value-type="float">
            <text:p>0.8460885317</text:p>
          </table:table-cell>
          <table:table-cell office:value-type="float" office:value="0.706866175079346" calcext:value-type="float">
            <text:p>0.7068661751</text:p>
          </table:table-cell>
          <table:table-cell table:formula="of:=2*(([.AC4]*[.AD4])/([.AC4]+[.AD4]))" office:value-type="float" office:value="0.770236712720032" calcext:value-type="float">
            <text:p>0.7702367127</text:p>
          </table:table-cell>
          <table:table-cell office:value-type="float" office:value="0.7772" calcext:value-type="float">
            <text:p>0.7772</text:p>
          </table:table-cell>
          <table:table-cell office:value-type="float" office:value="0.472489921522141" calcext:value-type="float">
            <text:p>0.4724899215</text:p>
          </table:table-cell>
          <table:table-cell office:value-type="float" office:value="0.793160512542725" calcext:value-type="float">
            <text:p>0.7931605125</text:p>
          </table:table-cell>
          <table:table-cell office:value-type="float" office:value="0.752390776062012" calcext:value-type="float">
            <text:p>0.7523907761</text:p>
          </table:table-cell>
          <table:table-cell table:formula="of:=2*(([.AH4]*[.AI4])/([.AH4]+[.AI4]))" office:value-type="float" office:value="0.772237916623914" calcext:value-type="float">
            <text:p>0.7722379166</text:p>
          </table:table-cell>
        </table:table-row>
        <table:table-row table:style-name="ro1">
          <table:table-cell/>
          <table:table-cell office:value-type="float" office:value="0.779200000667572" calcext:value-type="float">
            <text:p>0.7792000007</text:p>
          </table:table-cell>
          <table:table-cell office:value-type="float" office:value="0.474528312301636" calcext:value-type="float">
            <text:p>0.4745283123</text:p>
          </table:table-cell>
          <table:table-cell office:value-type="float" office:value="0.761494551372528" calcext:value-type="float">
            <text:p>0.7614945514</text:p>
          </table:table-cell>
          <table:table-cell office:value-type="float" office:value="0.815602251720428" calcext:value-type="float">
            <text:p>0.8156022517</text:p>
          </table:table-cell>
          <table:table-cell table:formula="of:=2*(([.D5]*[.E5])/([.D5]+[.E5]))" office:value-type="float" office:value="0.787620226677568" calcext:value-type="float">
            <text:p>0.7876202267</text:p>
          </table:table-cell>
          <table:table-cell office:value-type="float" office:value="0.776399994945526" calcext:value-type="float">
            <text:p>0.7763999949</text:p>
          </table:table-cell>
          <table:table-cell office:value-type="float" office:value="0.473363657569885" calcext:value-type="float">
            <text:p>0.4733636576</text:p>
          </table:table-cell>
          <table:table-cell office:value-type="float" office:value="0.802234592056274" calcext:value-type="float">
            <text:p>0.8022345921</text:p>
          </table:table-cell>
          <table:table-cell office:value-type="float" office:value="0.735373879623413" calcext:value-type="float">
            <text:p>0.7353738796</text:p>
          </table:table-cell>
          <table:table-cell table:formula="of:=2*(([.I5]*[.J5])/([.I5]+[.J5]))" office:value-type="float" office:value="0.767350564456859" calcext:value-type="float">
            <text:p>0.7673505645</text:p>
          </table:table-cell>
          <table:table-cell office:value-type="float" office:value="0.787199997138977" calcext:value-type="float">
            <text:p>0.7871999971</text:p>
          </table:table-cell>
          <table:table-cell office:value-type="float" office:value="0.455414963150024" calcext:value-type="float">
            <text:p>0.4554149632</text:p>
          </table:table-cell>
          <table:table-cell office:value-type="float" office:value="0.781589941215515" calcext:value-type="float">
            <text:p>0.7815899412</text:p>
          </table:table-cell>
          <table:table-cell office:value-type="float" office:value="0.800578307342529" calcext:value-type="float">
            <text:p>0.8005783073</text:p>
          </table:table-cell>
          <table:table-cell table:formula="of:=2*(([.N5]*[.O5])/([.N5]+[.O5]))" office:value-type="float" office:value="0.790970179997653" calcext:value-type="float">
            <text:p>0.79097018</text:p>
          </table:table-cell>
          <table:table-cell office:value-type="float" office:value="0.789999997615814" calcext:value-type="float">
            <text:p>0.7899999976</text:p>
          </table:table-cell>
          <table:table-cell office:value-type="float" office:value="0.460427408504486" calcext:value-type="float">
            <text:p>0.4604274085</text:p>
          </table:table-cell>
          <table:table-cell office:value-type="float" office:value="0.808178437328339" calcext:value-type="float">
            <text:p>0.8081784373</text:p>
          </table:table-cell>
          <table:table-cell office:value-type="float" office:value="0.761929398918152" calcext:value-type="float">
            <text:p>0.7619293989</text:p>
          </table:table-cell>
          <table:table-cell table:formula="of:=2*(([.S5]*[.T5])/([.S5]+[.T5]))" office:value-type="float" office:value="0.784372763139974" calcext:value-type="float">
            <text:p>0.7843727631</text:p>
          </table:table-cell>
          <table:table-cell office:value-type="float" office:value="0.796400002002716" calcext:value-type="float">
            <text:p>0.796400002</text:p>
          </table:table-cell>
          <table:table-cell office:value-type="float" office:value="0.445031639814377" calcext:value-type="float">
            <text:p>0.4450316398</text:p>
          </table:table-cell>
          <table:table-cell office:value-type="float" office:value="0.798846129703522" calcext:value-type="float">
            <text:p>0.7988461297</text:p>
          </table:table-cell>
          <table:table-cell office:value-type="float" office:value="0.793881317329407" calcext:value-type="float">
            <text:p>0.7938813173</text:p>
          </table:table-cell>
          <table:table-cell table:formula="of:=2*(([.X5]*[.Y5])/([.X5]+[.Y5]))" office:value-type="float" office:value="0.796355985418538" calcext:value-type="float">
            <text:p>0.7963559854</text:p>
          </table:table-cell>
          <table:table-cell office:value-type="float" office:value="0.789200004196167" calcext:value-type="float">
            <text:p>0.7892000042</text:p>
          </table:table-cell>
          <table:table-cell office:value-type="float" office:value="0.481339771556854" calcext:value-type="float">
            <text:p>0.4813397716</text:p>
          </table:table-cell>
          <table:table-cell office:value-type="float" office:value="0.745465316772461" calcext:value-type="float">
            <text:p>0.7454653168</text:p>
          </table:table-cell>
          <table:table-cell office:value-type="float" office:value="0.881096210289001" calcext:value-type="float">
            <text:p>0.8810962103</text:p>
          </table:table-cell>
          <table:table-cell table:formula="of:=2*(([.AC5]*[.AD5])/([.AC5]+[.AD5]))" office:value-type="float" office:value="0.807625969976955" calcext:value-type="float">
            <text:p>0.80762597</text:p>
          </table:table-cell>
          <table:table-cell office:value-type="float" office:value="0.779600004196167" calcext:value-type="float">
            <text:p>0.7796000042</text:p>
          </table:table-cell>
          <table:table-cell office:value-type="float" office:value="0.472183403682709" calcext:value-type="float">
            <text:p>0.4721834037</text:p>
          </table:table-cell>
          <table:table-cell office:value-type="float" office:value="0.823719145679474" calcext:value-type="float">
            <text:p>0.8237191457</text:p>
          </table:table-cell>
          <table:table-cell office:value-type="float" office:value="0.71392600107193" calcext:value-type="float">
            <text:p>0.7139260011</text:p>
          </table:table-cell>
          <table:table-cell table:formula="of:=2*(([.AH5]*[.AI5])/([.AH5]+[.AI5]))" office:value-type="float" office:value="0.764902769567821" calcext:value-type="float">
            <text:p>0.7649027696</text:p>
          </table:table-cell>
        </table:table-row>
        <table:table-row table:style-name="ro1">
          <table:table-cell/>
          <table:table-cell office:value-type="float" office:value="0.776399997806549" calcext:value-type="float">
            <text:p>0.7763999978</text:p>
          </table:table-cell>
          <table:table-cell office:value-type="float" office:value="0.468261383628845" calcext:value-type="float">
            <text:p>0.4682613836</text:p>
          </table:table-cell>
          <table:table-cell office:value-type="float" office:value="0.769378397655487" calcext:value-type="float">
            <text:p>0.7693783977</text:p>
          </table:table-cell>
          <table:table-cell office:value-type="float" office:value="0.793164754962921" calcext:value-type="float">
            <text:p>0.793164755</text:p>
          </table:table-cell>
          <table:table-cell table:formula="of:=2*(([.D6]*[.E6])/([.D6]+[.E6]))" office:value-type="float" office:value="0.781090528255264" calcext:value-type="float">
            <text:p>0.7810905283</text:p>
          </table:table-cell>
          <table:table-cell office:value-type="float" office:value="0.780400002861023" calcext:value-type="float">
            <text:p>0.7804000029</text:p>
          </table:table-cell>
          <table:table-cell office:value-type="float" office:value="0.471962724113465" calcext:value-type="float">
            <text:p>0.4719627241</text:p>
          </table:table-cell>
          <table:table-cell office:value-type="float" office:value="0.749551876544952" calcext:value-type="float">
            <text:p>0.7495518765</text:p>
          </table:table-cell>
          <table:table-cell office:value-type="float" office:value="0.843814506912231" calcext:value-type="float">
            <text:p>0.8438145069</text:p>
          </table:table-cell>
          <table:table-cell table:formula="of:=2*(([.I6]*[.J6])/([.I6]+[.J6]))" office:value-type="float" office:value="0.793894930479952" calcext:value-type="float">
            <text:p>0.7938949305</text:p>
          </table:table-cell>
          <table:table-cell office:value-type="float" office:value="0.791599999332428" calcext:value-type="float">
            <text:p>0.7915999993</text:p>
          </table:table-cell>
          <table:table-cell office:value-type="float" office:value="0.450317544937134" calcext:value-type="float">
            <text:p>0.4503175449</text:p>
          </table:table-cell>
          <table:table-cell office:value-type="float" office:value="0.781665576648712" calcext:value-type="float">
            <text:p>0.7816655766</text:p>
          </table:table-cell>
          <table:table-cell office:value-type="float" office:value="0.812252718830109" calcext:value-type="float">
            <text:p>0.8122527188</text:p>
          </table:table-cell>
          <table:table-cell table:formula="of:=2*(([.N6]*[.O6])/([.N6]+[.O6]))" office:value-type="float" office:value="0.796665665548548" calcext:value-type="float">
            <text:p>0.7966656655</text:p>
          </table:table-cell>
          <table:table-cell office:value-type="float" office:value="0.789199994754791" calcext:value-type="float">
            <text:p>0.7891999948</text:p>
          </table:table-cell>
          <table:table-cell office:value-type="float" office:value="0.453445485401154" calcext:value-type="float">
            <text:p>0.4534454854</text:p>
          </table:table-cell>
          <table:table-cell office:value-type="float" office:value="0.792499738502502" calcext:value-type="float">
            <text:p>0.7924997385</text:p>
          </table:table-cell>
          <table:table-cell office:value-type="float" office:value="0.785552091121674" calcext:value-type="float">
            <text:p>0.7855520911</text:p>
          </table:table-cell>
          <table:table-cell table:formula="of:=2*(([.S6]*[.T6])/([.S6]+[.T6]))" office:value-type="float" office:value="0.789010620699682" calcext:value-type="float">
            <text:p>0.7890106207</text:p>
          </table:table-cell>
          <table:table-cell office:value-type="float" office:value="0.789599995613098" calcext:value-type="float">
            <text:p>0.7895999956</text:p>
          </table:table-cell>
          <table:table-cell office:value-type="float" office:value="0.565935916996002" calcext:value-type="float">
            <text:p>0.565935917</text:p>
          </table:table-cell>
          <table:table-cell office:value-type="float" office:value="0.747265612125397" calcext:value-type="float">
            <text:p>0.7472656121</text:p>
          </table:table-cell>
          <table:table-cell office:value-type="float" office:value="0.878095868492126" calcext:value-type="float">
            <text:p>0.8780958685</text:p>
          </table:table-cell>
          <table:table-cell table:formula="of:=2*(([.X6]*[.Y6])/([.X6]+[.Y6]))" office:value-type="float" office:value="0.807415278999047" calcext:value-type="float">
            <text:p>0.807415279</text:p>
          </table:table-cell>
          <table:table-cell office:value-type="float" office:value="0.78399999628067" calcext:value-type="float">
            <text:p>0.7839999963</text:p>
          </table:table-cell>
          <table:table-cell office:value-type="float" office:value="0.501809499835968" calcext:value-type="float">
            <text:p>0.5018094998</text:p>
          </table:table-cell>
          <table:table-cell office:value-type="float" office:value="0.831519382095337" calcext:value-type="float">
            <text:p>0.8315193821</text:p>
          </table:table-cell>
          <table:table-cell office:value-type="float" office:value="0.715357529258728" calcext:value-type="float">
            <text:p>0.7153575293</text:p>
          </table:table-cell>
          <table:table-cell table:formula="of:=2*(([.AC6]*[.AD6])/([.AC6]+[.AD6]))" office:value-type="float" office:value="0.769076901129482" calcext:value-type="float">
            <text:p>0.7690769011</text:p>
          </table:table-cell>
          <table:table-cell office:value-type="float" office:value="0.78559999628067" calcext:value-type="float">
            <text:p>0.7855999963</text:p>
          </table:table-cell>
          <table:table-cell office:value-type="float" office:value="0.458105873155594" calcext:value-type="float">
            <text:p>0.4581058732</text:p>
          </table:table-cell>
          <table:table-cell office:value-type="float" office:value="0.774729758167267" calcext:value-type="float">
            <text:p>0.7747297582</text:p>
          </table:table-cell>
          <table:table-cell office:value-type="float" office:value="0.807350064086914" calcext:value-type="float">
            <text:p>0.8073500641</text:p>
          </table:table-cell>
          <table:table-cell table:formula="of:=2*(([.AH6]*[.AI6])/([.AH6]+[.AI6]))" office:value-type="float" office:value="0.790703618247514" calcext:value-type="float">
            <text:p>0.7907036182</text:p>
          </table:table-cell>
        </table:table-row>
        <table:table-row table:style-name="ro1">
          <table:table-cell/>
          <table:table-cell office:value-type="float" office:value="0.7708" calcext:value-type="float">
            <text:p>0.7708</text:p>
          </table:table-cell>
          <table:table-cell office:value-type="float" office:value="0.477070623874664" calcext:value-type="float">
            <text:p>0.4770706239</text:p>
          </table:table-cell>
          <table:table-cell office:value-type="float" office:value="0.81521051530838" calcext:value-type="float">
            <text:p>0.8152105153</text:p>
          </table:table-cell>
          <table:table-cell office:value-type="float" office:value="0.701500914382935" calcext:value-type="float">
            <text:p>0.7015009144</text:p>
          </table:table-cell>
          <table:table-cell table:formula="of:=2*(([.D7]*[.E7])/([.D7]+[.E7]))" office:value-type="float" office:value="0.754093245041083" calcext:value-type="float">
            <text:p>0.754093245</text:p>
          </table:table-cell>
          <table:table-cell office:value-type="float" office:value="0.791599999809265" calcext:value-type="float">
            <text:p>0.7915999998</text:p>
          </table:table-cell>
          <table:table-cell office:value-type="float" office:value="0.457028640365601" calcext:value-type="float">
            <text:p>0.4570286404</text:p>
          </table:table-cell>
          <table:table-cell office:value-type="float" office:value="0.785702246284485" calcext:value-type="float">
            <text:p>0.7857022463</text:p>
          </table:table-cell>
          <table:table-cell office:value-type="float" office:value="0.804306709861755" calcext:value-type="float">
            <text:p>0.8043067099</text:p>
          </table:table-cell>
          <table:table-cell table:formula="of:=2*(([.I7]*[.J7])/([.I7]+[.J7]))" office:value-type="float" office:value="0.794895634011689" calcext:value-type="float">
            <text:p>0.794895634</text:p>
          </table:table-cell>
          <table:table-cell office:value-type="float" office:value="0.793200002861023" calcext:value-type="float">
            <text:p>0.7932000029</text:p>
          </table:table-cell>
          <table:table-cell office:value-type="float" office:value="0.455874915218353" calcext:value-type="float">
            <text:p>0.4558749152</text:p>
          </table:table-cell>
          <table:table-cell office:value-type="float" office:value="0.759673794269562" calcext:value-type="float">
            <text:p>0.7596737943</text:p>
          </table:table-cell>
          <table:table-cell office:value-type="float" office:value="0.860943064785004" calcext:value-type="float">
            <text:p>0.8609430648</text:p>
          </table:table-cell>
          <table:table-cell table:formula="of:=2*(([.N7]*[.O7])/([.N7]+[.O7]))" office:value-type="float" office:value="0.807144367308187" calcext:value-type="float">
            <text:p>0.8071443673</text:p>
          </table:table-cell>
          <table:table-cell office:value-type="float" office:value="0.78799999628067" calcext:value-type="float">
            <text:p>0.7879999963</text:p>
          </table:table-cell>
          <table:table-cell office:value-type="float" office:value="0.450217620038986" calcext:value-type="float">
            <text:p>0.45021762</text:p>
          </table:table-cell>
          <table:table-cell office:value-type="float" office:value="0.781126804065704" calcext:value-type="float">
            <text:p>0.7811268041</text:p>
          </table:table-cell>
          <table:table-cell office:value-type="float" office:value="0.802890518188477" calcext:value-type="float">
            <text:p>0.8028905182</text:p>
          </table:table-cell>
          <table:table-cell table:formula="of:=2*(([.S7]*[.T7])/([.S7]+[.T7]))" office:value-type="float" office:value="0.791859149109209" calcext:value-type="float">
            <text:p>0.7918591491</text:p>
          </table:table-cell>
          <table:table-cell office:value-type="float" office:value="0.78559999628067" calcext:value-type="float">
            <text:p>0.7855999963</text:p>
          </table:table-cell>
          <table:table-cell office:value-type="float" office:value="0.641315596961975" calcext:value-type="float">
            <text:p>0.641315597</text:p>
          </table:table-cell>
          <table:table-cell office:value-type="float" office:value="0.77761525144577" calcext:value-type="float">
            <text:p>0.7776152514</text:p>
          </table:table-cell>
          <table:table-cell office:value-type="float" office:value="0.800659029197693" calcext:value-type="float">
            <text:p>0.8006590292</text:p>
          </table:table-cell>
          <table:table-cell table:formula="of:=2*(([.X7]*[.Y7])/([.X7]+[.Y7]))" office:value-type="float" office:value="0.788968913639084" calcext:value-type="float">
            <text:p>0.7889689136</text:p>
          </table:table-cell>
          <table:table-cell office:value-type="float" office:value="0.783600004196167" calcext:value-type="float">
            <text:p>0.7836000042</text:p>
          </table:table-cell>
          <table:table-cell office:value-type="float" office:value="0.591797270011902" calcext:value-type="float">
            <text:p>0.59179727</text:p>
          </table:table-cell>
          <table:table-cell office:value-type="float" office:value="0.782646950721741" calcext:value-type="float">
            <text:p>0.7826469507</text:p>
          </table:table-cell>
          <table:table-cell office:value-type="float" office:value="0.788844146251678" calcext:value-type="float">
            <text:p>0.7888441463</text:p>
          </table:table-cell>
          <table:table-cell table:formula="of:=2*(([.AC7]*[.AD7])/([.AC7]+[.AD7]))" office:value-type="float" office:value="0.785733329126221" calcext:value-type="float">
            <text:p>0.7857333291</text:p>
          </table:table-cell>
          <table:table-cell office:value-type="float" office:value="0.783599995613098" calcext:value-type="float">
            <text:p>0.7835999956</text:p>
          </table:table-cell>
          <table:table-cell office:value-type="float" office:value="0.457652553415298" calcext:value-type="float">
            <text:p>0.4576525534</text:p>
          </table:table-cell>
          <table:table-cell office:value-type="float" office:value="0.769982302284241" calcext:value-type="float">
            <text:p>0.7699823023</text:p>
          </table:table-cell>
          <table:table-cell office:value-type="float" office:value="0.81150422410965" calcext:value-type="float">
            <text:p>0.8115042241</text:p>
          </table:table-cell>
          <table:table-cell table:formula="of:=2*(([.AH7]*[.AI7])/([.AH7]+[.AI7]))" office:value-type="float" office:value="0.790198184259091" calcext:value-type="float">
            <text:p>0.7901981843</text:p>
          </table:table-cell>
        </table:table-row>
        <table:table-row table:style-name="ro1">
          <table:table-cell/>
          <table:table-cell office:value-type="float" office:value="0.778000000667572" calcext:value-type="float">
            <text:p>0.7780000007</text:p>
          </table:table-cell>
          <table:table-cell office:value-type="float" office:value="0.468417187023163" calcext:value-type="float">
            <text:p>0.468417187</text:p>
          </table:table-cell>
          <table:table-cell office:value-type="float" office:value="0.809613140964508" calcext:value-type="float">
            <text:p>0.809613141</text:p>
          </table:table-cell>
          <table:table-cell office:value-type="float" office:value="0.728114304828644" calcext:value-type="float">
            <text:p>0.7281143048</text:p>
          </table:table-cell>
          <table:table-cell table:formula="of:=2*(([.D8]*[.E8])/([.D8]+[.E8]))" office:value-type="float" office:value="0.766704022778824" calcext:value-type="float">
            <text:p>0.7667040228</text:p>
          </table:table-cell>
          <table:table-cell office:value-type="float" office:value="0.780799994945526" calcext:value-type="float">
            <text:p>0.7807999949</text:p>
          </table:table-cell>
          <table:table-cell office:value-type="float" office:value="0.460453938913345" calcext:value-type="float">
            <text:p>0.4604539389</text:p>
          </table:table-cell>
          <table:table-cell office:value-type="float" office:value="0.80819129447937" calcext:value-type="float">
            <text:p>0.8081912945</text:p>
          </table:table-cell>
          <table:table-cell office:value-type="float" office:value="0.7380272564888" calcext:value-type="float">
            <text:p>0.7380272565</text:p>
          </table:table-cell>
          <table:table-cell table:formula="of:=2*(([.I8]*[.J8])/([.I8]+[.J8]))" office:value-type="float" office:value="0.771517329693479" calcext:value-type="float">
            <text:p>0.7715173297</text:p>
          </table:table-cell>
          <table:table-cell office:value-type="float" office:value="0.797599997806549" calcext:value-type="float">
            <text:p>0.7975999978</text:p>
          </table:table-cell>
          <table:table-cell office:value-type="float" office:value="0.445679171848297" calcext:value-type="float">
            <text:p>0.4456791718</text:p>
          </table:table-cell>
          <table:table-cell office:value-type="float" office:value="0.775417144966125" calcext:value-type="float">
            <text:p>0.775417145</text:p>
          </table:table-cell>
          <table:table-cell office:value-type="float" office:value="0.839915801525116" calcext:value-type="float">
            <text:p>0.8399158015</text:p>
          </table:table-cell>
          <table:table-cell table:formula="of:=2*(([.N8]*[.O8])/([.N8]+[.O8]))" office:value-type="float" office:value="0.806378789270948" calcext:value-type="float">
            <text:p>0.8063787893</text:p>
          </table:table-cell>
          <table:table-cell office:value-type="float" office:value="0.787599997615814" calcext:value-type="float">
            <text:p>0.7875999976</text:p>
          </table:table-cell>
          <table:table-cell office:value-type="float" office:value="0.460931726551056" calcext:value-type="float">
            <text:p>0.4609317266</text:p>
          </table:table-cell>
          <table:table-cell office:value-type="float" office:value="0.827493509674072" calcext:value-type="float">
            <text:p>0.8274935097</text:p>
          </table:table-cell>
          <table:table-cell office:value-type="float" office:value="0.72864575958252" calcext:value-type="float">
            <text:p>0.7286457596</text:p>
          </table:table-cell>
          <table:table-cell table:formula="of:=2*(([.S8]*[.T8])/([.S8]+[.T8]))" office:value-type="float" office:value="0.774930173433788" calcext:value-type="float">
            <text:p>0.7749301734</text:p>
          </table:table-cell>
          <table:table-cell office:value-type="float" office:value="0.778400004863739" calcext:value-type="float">
            <text:p>0.7784000049</text:p>
          </table:table-cell>
          <table:table-cell office:value-type="float" office:value="0.821019949626923" calcext:value-type="float">
            <text:p>0.8210199496</text:p>
          </table:table-cell>
          <table:table-cell office:value-type="float" office:value="0.791778617954254" calcext:value-type="float">
            <text:p>0.791778618</text:p>
          </table:table-cell>
          <table:table-cell office:value-type="float" office:value="0.75587108335495" calcext:value-type="float">
            <text:p>0.7558710834</text:p>
          </table:table-cell>
          <table:table-cell table:formula="of:=2*(([.X8]*[.Y8])/([.X8]+[.Y8]))" office:value-type="float" office:value="0.773408299338141" calcext:value-type="float">
            <text:p>0.7734082993</text:p>
          </table:table-cell>
          <table:table-cell office:value-type="float" office:value="0.779200004863739" calcext:value-type="float">
            <text:p>0.7792000049</text:p>
          </table:table-cell>
          <table:table-cell office:value-type="float" office:value="0.619495067310333" calcext:value-type="float">
            <text:p>0.6194950673</text:p>
          </table:table-cell>
          <table:table-cell office:value-type="float" office:value="0.802961114788055" calcext:value-type="float">
            <text:p>0.8029611148</text:p>
          </table:table-cell>
          <table:table-cell office:value-type="float" office:value="0.74364374666214" calcext:value-type="float">
            <text:p>0.7436437467</text:p>
          </table:table-cell>
          <table:table-cell table:formula="of:=2*(([.AC8]*[.AD8])/([.AC8]+[.AD8]))" office:value-type="float" office:value="0.772164922933325" calcext:value-type="float">
            <text:p>0.7721649229</text:p>
          </table:table-cell>
          <table:table-cell office:value-type="float" office:value="0.78079999628067" calcext:value-type="float">
            <text:p>0.7807999963</text:p>
          </table:table-cell>
          <table:table-cell office:value-type="float" office:value="0.45761126332283" calcext:value-type="float">
            <text:p>0.4576112633</text:p>
          </table:table-cell>
          <table:table-cell office:value-type="float" office:value="0.801680737495422" calcext:value-type="float">
            <text:p>0.8016807375</text:p>
          </table:table-cell>
          <table:table-cell office:value-type="float" office:value="0.748562143325806" calcext:value-type="float">
            <text:p>0.7485621433</text:p>
          </table:table-cell>
          <table:table-cell table:formula="of:=2*(([.AH8]*[.AI8])/([.AH8]+[.AI8]))" office:value-type="float" office:value="0.774211394287693" calcext:value-type="float">
            <text:p>0.7742113943</text:p>
          </table:table-cell>
        </table:table-row>
        <table:table-row table:style-name="ro1">
          <table:table-cell/>
          <table:table-cell office:value-type="float" office:value="0.786400002861023" calcext:value-type="float">
            <text:p>0.7864000029</text:p>
          </table:table-cell>
          <table:table-cell office:value-type="float" office:value="0.459824185752869" calcext:value-type="float">
            <text:p>0.4598241858</text:p>
          </table:table-cell>
          <table:table-cell office:value-type="float" office:value="0.784064933681488" calcext:value-type="float">
            <text:p>0.7840649337</text:p>
          </table:table-cell>
          <table:table-cell office:value-type="float" office:value="0.792218608570099" calcext:value-type="float">
            <text:p>0.7922186086</text:p>
          </table:table-cell>
          <table:table-cell table:formula="of:=2*(([.D9]*[.E9])/([.D9]+[.E9]))" office:value-type="float" office:value="0.788120682783371" calcext:value-type="float">
            <text:p>0.7881206828</text:p>
          </table:table-cell>
          <table:table-cell office:value-type="float" office:value="0.7888" calcext:value-type="float">
            <text:p>0.7888</text:p>
          </table:table-cell>
          <table:table-cell office:value-type="float" office:value="0.452547499656677" calcext:value-type="float">
            <text:p>0.4525474997</text:p>
          </table:table-cell>
          <table:table-cell office:value-type="float" office:value="0.790583011341095" calcext:value-type="float">
            <text:p>0.7905830113</text:p>
          </table:table-cell>
          <table:table-cell office:value-type="float" office:value="0.78707184085846" calcext:value-type="float">
            <text:p>0.7870718409</text:p>
          </table:table-cell>
          <table:table-cell table:formula="of:=2*(([.I9]*[.J9])/([.I9]+[.J9]))" office:value-type="float" office:value="0.78882351893398" calcext:value-type="float">
            <text:p>0.7888235189</text:p>
          </table:table-cell>
          <table:table-cell office:value-type="float" office:value="0.799599995613098" calcext:value-type="float">
            <text:p>0.7995999956</text:p>
          </table:table-cell>
          <table:table-cell office:value-type="float" office:value="0.444370581436157" calcext:value-type="float">
            <text:p>0.4443705814</text:p>
          </table:table-cell>
          <table:table-cell office:value-type="float" office:value="0.813539273929596" calcext:value-type="float">
            <text:p>0.8135392739</text:p>
          </table:table-cell>
          <table:table-cell office:value-type="float" office:value="0.778528254699707" calcext:value-type="float">
            <text:p>0.7785282547</text:p>
          </table:table-cell>
          <table:table-cell table:formula="of:=2*(([.N9]*[.O9])/([.N9]+[.O9]))" office:value-type="float" office:value="0.795648802167798" calcext:value-type="float">
            <text:p>0.7956488022</text:p>
          </table:table-cell>
          <table:table-cell office:value-type="float" office:value="0.788800002670288" calcext:value-type="float">
            <text:p>0.7888000027</text:p>
          </table:table-cell>
          <table:table-cell office:value-type="float" office:value="0.449654168367386" calcext:value-type="float">
            <text:p>0.4496541684</text:p>
          </table:table-cell>
          <table:table-cell office:value-type="float" office:value="0.805322517585754" calcext:value-type="float">
            <text:p>0.8053225176</text:p>
          </table:table-cell>
          <table:table-cell office:value-type="float" office:value="0.763692885112762" calcext:value-type="float">
            <text:p>0.7636928851</text:p>
          </table:table-cell>
          <table:table-cell table:formula="of:=2*(([.S9]*[.T9])/([.S9]+[.T9]))" office:value-type="float" office:value="0.78395543580207" calcext:value-type="float">
            <text:p>0.7839554358</text:p>
          </table:table-cell>
          <table:table-cell office:value-type="float" office:value="0.776400002002716" calcext:value-type="float">
            <text:p>0.776400002</text:p>
          </table:table-cell>
          <table:table-cell office:value-type="float" office:value="1.02159972934723" calcext:value-type="float">
            <text:p>1.0215997293</text:p>
          </table:table-cell>
          <table:table-cell office:value-type="float" office:value="0.783318450069427" calcext:value-type="float">
            <text:p>0.7833184501</text:p>
          </table:table-cell>
          <table:table-cell office:value-type="float" office:value="0.764764383602142" calcext:value-type="float">
            <text:p>0.7647643836</text:p>
          </table:table-cell>
          <table:table-cell table:formula="of:=2*(([.X9]*[.Y9])/([.X9]+[.Y9]))" office:value-type="float" office:value="0.77393022983242" calcext:value-type="float">
            <text:p>0.7739302298</text:p>
          </table:table-cell>
          <table:table-cell office:value-type="float" office:value="0.773200003528595" calcext:value-type="float">
            <text:p>0.7732000035</text:p>
          </table:table-cell>
          <table:table-cell office:value-type="float" office:value="0.759287306404114" calcext:value-type="float">
            <text:p>0.7592873064</text:p>
          </table:table-cell>
          <table:table-cell office:value-type="float" office:value="0.775313327407837" calcext:value-type="float">
            <text:p>0.7753133274</text:p>
          </table:table-cell>
          <table:table-cell office:value-type="float" office:value="0.772504019832611" calcext:value-type="float">
            <text:p>0.7725040198</text:p>
          </table:table-cell>
          <table:table-cell table:formula="of:=2*(([.AC9]*[.AD9])/([.AC9]+[.AD9]))" office:value-type="float" office:value="0.773906124156275" calcext:value-type="float">
            <text:p>0.7739061242</text:p>
          </table:table-cell>
          <table:table-cell office:value-type="float" office:value="0.787999999809265" calcext:value-type="float">
            <text:p>0.7879999998</text:p>
          </table:table-cell>
          <table:table-cell office:value-type="float" office:value="0.45668419303894" calcext:value-type="float">
            <text:p>0.456684193</text:p>
          </table:table-cell>
          <table:table-cell office:value-type="float" office:value="0.79082626247406" calcext:value-type="float">
            <text:p>0.7908262625</text:p>
          </table:table-cell>
          <table:table-cell office:value-type="float" office:value="0.785467518234253" calcext:value-type="float">
            <text:p>0.7854675182</text:p>
          </table:table-cell>
          <table:table-cell table:formula="of:=2*(([.AH9]*[.AI9])/([.AH9]+[.AI9]))" office:value-type="float" office:value="0.788137781601658" calcext:value-type="float">
            <text:p>0.7881377816</text:p>
          </table:table-cell>
        </table:table-row>
        <table:table-row table:style-name="ro1">
          <table:table-cell/>
          <table:table-cell office:value-type="float" office:value="0.7784" calcext:value-type="float">
            <text:p>0.7784</text:p>
          </table:table-cell>
          <table:table-cell office:value-type="float" office:value="0.466841188430786" calcext:value-type="float">
            <text:p>0.4668411884</text:p>
          </table:table-cell>
          <table:table-cell office:value-type="float" office:value="0.793783891296387" calcext:value-type="float">
            <text:p>0.7937838913</text:p>
          </table:table-cell>
          <table:table-cell office:value-type="float" office:value="0.753294282054901" calcext:value-type="float">
            <text:p>0.7532942821</text:p>
          </table:table-cell>
          <table:table-cell table:formula="of:=2*(([.D10]*[.E10])/([.D10]+[.E10]))" office:value-type="float" office:value="0.773009246463053" calcext:value-type="float">
            <text:p>0.7730092465</text:p>
          </table:table-cell>
          <table:table-cell office:value-type="float" office:value="0.794799999141693" calcext:value-type="float">
            <text:p>0.7947999991</text:p>
          </table:table-cell>
          <table:table-cell office:value-type="float" office:value="0.449427955293655" calcext:value-type="float">
            <text:p>0.4494279553</text:p>
          </table:table-cell>
          <table:table-cell office:value-type="float" office:value="0.796013678073883" calcext:value-type="float">
            <text:p>0.7960136781</text:p>
          </table:table-cell>
          <table:table-cell office:value-type="float" office:value="0.793442216300964" calcext:value-type="float">
            <text:p>0.7934422163</text:p>
          </table:table-cell>
          <table:table-cell table:formula="of:=2*(([.I10]*[.J10])/([.I10]+[.J10]))" office:value-type="float" office:value="0.794725867099617" calcext:value-type="float">
            <text:p>0.7947258671</text:p>
          </table:table-cell>
          <table:table-cell office:value-type="float" office:value="0.795200003528595" calcext:value-type="float">
            <text:p>0.7952000035</text:p>
          </table:table-cell>
          <table:table-cell office:value-type="float" office:value="0.444083299732208" calcext:value-type="float">
            <text:p>0.4440832997</text:p>
          </table:table-cell>
          <table:table-cell office:value-type="float" office:value="0.804827342414856" calcext:value-type="float">
            <text:p>0.8048273424</text:p>
          </table:table-cell>
          <table:table-cell office:value-type="float" office:value="0.780996806812286" calcext:value-type="float">
            <text:p>0.7809968068</text:p>
          </table:table-cell>
          <table:table-cell table:formula="of:=2*(([.N10]*[.O10])/([.N10]+[.O10]))" office:value-type="float" office:value="0.792733021208633" calcext:value-type="float">
            <text:p>0.7927330212</text:p>
          </table:table-cell>
          <table:table-cell office:value-type="float" office:value="0.787200001335144" calcext:value-type="float">
            <text:p>0.7872000013</text:p>
          </table:table-cell>
          <table:table-cell office:value-type="float" office:value="0.470599476718903" calcext:value-type="float">
            <text:p>0.4705994767</text:p>
          </table:table-cell>
          <table:table-cell office:value-type="float" office:value="0.752145976352692" calcext:value-type="float">
            <text:p>0.7521459764</text:p>
          </table:table-cell>
          <table:table-cell office:value-type="float" office:value="0.857402236747742" calcext:value-type="float">
            <text:p>0.8574022367</text:p>
          </table:table-cell>
          <table:table-cell table:formula="of:=2*(([.S10]*[.T10])/([.S10]+[.T10]))" office:value-type="float" office:value="0.801332494717102" calcext:value-type="float">
            <text:p>0.8013324947</text:p>
          </table:table-cell>
          <table:table-cell office:value-type="float" office:value="0.771599998474121" calcext:value-type="float">
            <text:p>0.7715999985</text:p>
          </table:table-cell>
          <table:table-cell office:value-type="float" office:value="1.1494344877243" calcext:value-type="float">
            <text:p>1.1494344877</text:p>
          </table:table-cell>
          <table:table-cell office:value-type="float" office:value="0.782932923030853" calcext:value-type="float">
            <text:p>0.782932923</text:p>
          </table:table-cell>
          <table:table-cell office:value-type="float" office:value="0.75297030210495" calcext:value-type="float">
            <text:p>0.7529703021</text:p>
          </table:table-cell>
          <table:table-cell table:formula="of:=2*(([.X10]*[.Y10])/([.X10]+[.Y10]))" office:value-type="float" office:value="0.767659355009594" calcext:value-type="float">
            <text:p>0.767659355</text:p>
          </table:table-cell>
          <table:table-cell office:value-type="float" office:value="0.765600001335144" calcext:value-type="float">
            <text:p>0.7656000013</text:p>
          </table:table-cell>
          <table:table-cell office:value-type="float" office:value="0.925286674022675" calcext:value-type="float">
            <text:p>0.925286674</text:p>
          </table:table-cell>
          <table:table-cell office:value-type="float" office:value="0.793525821018219" calcext:value-type="float">
            <text:p>0.793525821</text:p>
          </table:table-cell>
          <table:table-cell office:value-type="float" office:value="0.720341731262207" calcext:value-type="float">
            <text:p>0.7203417313</text:p>
          </table:table-cell>
          <table:table-cell table:formula="of:=2*(([.AC10]*[.AD10])/([.AC10]+[.AD10]))" office:value-type="float" office:value="0.755164826477032" calcext:value-type="float">
            <text:p>0.7551648265</text:p>
          </table:table-cell>
          <table:table-cell office:value-type="float" office:value="0.783599994754791" calcext:value-type="float">
            <text:p>0.7835999948</text:p>
          </table:table-cell>
          <table:table-cell office:value-type="float" office:value="0.467582483243942" calcext:value-type="float">
            <text:p>0.4675824832</text:p>
          </table:table-cell>
          <table:table-cell office:value-type="float" office:value="0.820529486942291" calcext:value-type="float">
            <text:p>0.8205294869</text:p>
          </table:table-cell>
          <table:table-cell office:value-type="float" office:value="0.726254868602753" calcext:value-type="float">
            <text:p>0.7262548686</text:p>
          </table:table-cell>
          <table:table-cell table:formula="of:=2*(([.AH10]*[.AI10])/([.AH10]+[.AI10]))" office:value-type="float" office:value="0.770519216318262" calcext:value-type="float">
            <text:p>0.7705192163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 calcext:value-type="string">
            <text:p>Mismatch</text:p>
          </table:table-cell>
          <table:table-cell office:value-type="float" office:value="0.2788" calcext:value-type="float">
            <text:p>0.2788</text:p>
          </table:table-cell>
          <table:table-cell table:number-columns-repeated="4"/>
          <table:table-cell office:value-type="float" office:value="0.0348" calcext:value-type="float">
            <text:p>0.0348</text:p>
          </table:table-cell>
          <table:table-cell table:number-columns-repeated="4"/>
          <table:table-cell office:value-type="float" office:value="0.0067" calcext:value-type="float">
            <text:p>0.0067</text:p>
          </table:table-cell>
          <table:table-cell table:number-columns-repeated="4"/>
          <table:table-cell office:value-type="float" office:value="0.0276" calcext:value-type="float">
            <text:p>0.0276</text:p>
          </table:table-cell>
          <table:table-cell table:number-columns-repeated="4"/>
          <table:table-cell office:value-type="float" office:value="0.07633" calcext:value-type="float">
            <text:p>0.07633</text:p>
          </table:table-cell>
          <table:table-cell table:number-columns-repeated="14"/>
        </table:table-row>
        <table:table-row table:style-name="ro1">
          <table:table-cell table:number-columns-repeated="36"/>
        </table:table-row>
        <table:table-row table:style-name="ro1">
          <table:table-cell table:style-name="ce1" office:value-type="string" calcext:value-type="string">
            <text:p>Large, 50/50</text:p>
          </table:table-cell>
          <table:table-cell table:number-columns-repeated="35"/>
        </table:table-row>
        <table:table-row table:style-name="ro1">
          <table:table-cell table:number-columns-repeated="1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Prec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Fscore</text:p>
          </table:table-cell>
          <table:table-cell table:number-columns-repeated="20"/>
        </table:table-row>
        <table:table-row table:style-name="ro1">
          <table:table-cell table:number-columns-repeated="11"/>
          <table:table-cell office:value-type="float" office:value="0.8062" calcext:value-type="float">
            <text:p>0.8062</text:p>
          </table:table-cell>
          <table:table-cell office:value-type="float" office:value="0.440111993980408" calcext:value-type="float">
            <text:p>0.440111994</text:p>
          </table:table-cell>
          <table:table-cell office:value-type="float" office:value="0.820478866958618" calcext:value-type="float">
            <text:p>0.820478867</text:p>
          </table:table-cell>
          <table:table-cell office:value-type="float" office:value="0.783249289321899" calcext:value-type="float">
            <text:p>0.7832492893</text:p>
          </table:table-cell>
          <table:table-cell table:formula="of:=2*(([.N16]*[.O16])/([.N16]+[.O16]))" office:value-type="float" office:value="0.801431947094364" calcext:value-type="float">
            <text:p>0.8014319471</text:p>
          </table:table-cell>
          <table:table-cell table:number-columns-repeated="5"/>
          <table:table-cell office:value-type="float" office:value="0.8168" calcext:value-type="float">
            <text:p>0.8168</text:p>
          </table:table-cell>
          <table:table-cell office:value-type="float" office:value="0.416635010099411" calcext:value-type="float">
            <text:p>0.4166350101</text:p>
          </table:table-cell>
          <table:table-cell office:value-type="float" office:value="0.79671411895752" calcext:value-type="float">
            <text:p>0.796714119</text:p>
          </table:table-cell>
          <table:table-cell office:value-type="float" office:value="0.849574451065064" calcext:value-type="float">
            <text:p>0.8495744511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0.81545" calcext:value-type="float">
            <text:p>0.81545</text:p>
          </table:table-cell>
          <table:table-cell office:value-type="float" office:value="0.425683464813232" calcext:value-type="float">
            <text:p>0.4256834648</text:p>
          </table:table-cell>
          <table:table-cell office:value-type="float" office:value="0.810864938640595" calcext:value-type="float">
            <text:p>0.8108649386</text:p>
          </table:table-cell>
          <table:table-cell office:value-type="float" office:value="0.822276178264618" calcext:value-type="float">
            <text:p>0.8222761783</text:p>
          </table:table-cell>
          <table:table-cell table:formula="of:=2*(([.N17]*[.O17])/([.N17]+[.O17]))" office:value-type="float" office:value="0.816530691600805" calcext:value-type="float">
            <text:p>0.8165306916</text:p>
          </table:table-cell>
          <table:table-cell table:number-columns-repeated="5"/>
          <table:table-cell office:value-type="float" office:value="0.81555" calcext:value-type="float">
            <text:p>0.81555</text:p>
          </table:table-cell>
          <table:table-cell office:value-type="float" office:value="0.420098521995544" calcext:value-type="float">
            <text:p>0.420098522</text:p>
          </table:table-cell>
          <table:table-cell office:value-type="float" office:value="0.84221723241806" calcext:value-type="float">
            <text:p>0.8422172324</text:p>
          </table:table-cell>
          <table:table-cell office:value-type="float" office:value="0.776102696704865" calcext:value-type="float">
            <text:p>0.7761026967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0.81825" calcext:value-type="float">
            <text:p>0.81825</text:p>
          </table:table-cell>
          <table:table-cell office:value-type="float" office:value="0.420382441139221" calcext:value-type="float">
            <text:p>0.4203824411</text:p>
          </table:table-cell>
          <table:table-cell office:value-type="float" office:value="0.810428647136688" calcext:value-type="float">
            <text:p>0.8104286471</text:p>
          </table:table-cell>
          <table:table-cell office:value-type="float" office:value="0.830226556682587" calcext:value-type="float">
            <text:p>0.8302265567</text:p>
          </table:table-cell>
          <table:table-cell table:formula="of:=2*(([.N18]*[.O18])/([.N18]+[.O18]))" office:value-type="float" office:value="0.820208150479052" calcext:value-type="float">
            <text:p>0.8202081505</text:p>
          </table:table-cell>
          <table:table-cell table:number-columns-repeated="5"/>
          <table:table-cell office:value-type="float" office:value="0.81165" calcext:value-type="float">
            <text:p>0.81165</text:p>
          </table:table-cell>
          <table:table-cell office:value-type="float" office:value="0.429803220844269" calcext:value-type="float">
            <text:p>0.4298032208</text:p>
          </table:table-cell>
          <table:table-cell office:value-type="float" office:value="0.828884587097168" calcext:value-type="float">
            <text:p>0.8288845871</text:p>
          </table:table-cell>
          <table:table-cell office:value-type="float" office:value="0.785066228294373" calcext:value-type="float">
            <text:p>0.7850662283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0.8162" calcext:value-type="float">
            <text:p>0.8162</text:p>
          </table:table-cell>
          <table:table-cell office:value-type="float" office:value="0.419877361297607" calcext:value-type="float">
            <text:p>0.4198773613</text:p>
          </table:table-cell>
          <table:table-cell office:value-type="float" office:value="0.822420640850067" calcext:value-type="float">
            <text:p>0.8224206409</text:p>
          </table:table-cell>
          <table:table-cell office:value-type="float" office:value="0.80607683134079" calcext:value-type="float">
            <text:p>0.8060768313</text:p>
          </table:table-cell>
          <table:table-cell table:formula="of:=2*(([.N19]*[.O19])/([.N19]+[.O19]))" office:value-type="float" office:value="0.814166721811146" calcext:value-type="float">
            <text:p>0.8141667218</text:p>
          </table:table-cell>
          <table:table-cell table:number-columns-repeated="5"/>
          <table:table-cell office:value-type="float" office:value="0.80275" calcext:value-type="float">
            <text:p>0.80275</text:p>
          </table:table-cell>
          <table:table-cell office:value-type="float" office:value="0.45656958322525" calcext:value-type="float">
            <text:p>0.4565695832</text:p>
          </table:table-cell>
          <table:table-cell office:value-type="float" office:value="0.823877749633789" calcext:value-type="float">
            <text:p>0.8238777496</text:p>
          </table:table-cell>
          <table:table-cell office:value-type="float" office:value="0.769525516223908" calcext:value-type="float">
            <text:p>0.7695255162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0.8208" calcext:value-type="float">
            <text:p>0.8208</text:p>
          </table:table-cell>
          <table:table-cell office:value-type="float" office:value="0.415716544866562" calcext:value-type="float">
            <text:p>0.4157165449</text:p>
          </table:table-cell>
          <table:table-cell office:value-type="float" office:value="0.81792205657959" calcext:value-type="float">
            <text:p>0.8179220566</text:p>
          </table:table-cell>
          <table:table-cell office:value-type="float" office:value="0.824840680217743" calcext:value-type="float">
            <text:p>0.8248406802</text:p>
          </table:table-cell>
          <table:table-cell table:formula="of:=2*(([.N20]*[.O20])/([.N20]+[.O20]))" office:value-type="float" office:value="0.821366799236616" calcext:value-type="float">
            <text:p>0.8213667992</text:p>
          </table:table-cell>
          <table:table-cell table:number-columns-repeated="5"/>
          <table:table-cell office:value-type="float" office:value="0.7991" calcext:value-type="float">
            <text:p>0.7991</text:p>
          </table:table-cell>
          <table:table-cell office:value-type="float" office:value="0.523124076747894" calcext:value-type="float">
            <text:p>0.5231240767</text:p>
          </table:table-cell>
          <table:table-cell office:value-type="float" office:value="0.783553123378754" calcext:value-type="float">
            <text:p>0.7835531234</text:p>
          </table:table-cell>
          <table:table-cell office:value-type="float" office:value="0.825762274456024" calcext:value-type="float">
            <text:p>0.8257622745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0.8185" calcext:value-type="float">
            <text:p>0.8185</text:p>
          </table:table-cell>
          <table:table-cell office:value-type="float" office:value="0.418451353502274" calcext:value-type="float">
            <text:p>0.4184513535</text:p>
          </table:table-cell>
          <table:table-cell office:value-type="float" office:value="0.79238512468338" calcext:value-type="float">
            <text:p>0.7923851247</text:p>
          </table:table-cell>
          <table:table-cell office:value-type="float" office:value="0.862525193977356" calcext:value-type="float">
            <text:p>0.862525194</text:p>
          </table:table-cell>
          <table:table-cell table:formula="of:=2*(([.N21]*[.O21])/([.N21]+[.O21]))" office:value-type="float" office:value="0.825968785940496" calcext:value-type="float">
            <text:p>0.8259687859</text:p>
          </table:table-cell>
          <table:table-cell table:number-columns-repeated="5"/>
          <table:table-cell office:value-type="float" office:value="0.79045" calcext:value-type="float">
            <text:p>0.79045</text:p>
          </table:table-cell>
          <table:table-cell office:value-type="float" office:value="0.577919545173645" calcext:value-type="float">
            <text:p>0.5779195452</text:p>
          </table:table-cell>
          <table:table-cell office:value-type="float" office:value="0.78936106710434" calcext:value-type="float">
            <text:p>0.7893610671</text:p>
          </table:table-cell>
          <table:table-cell office:value-type="float" office:value="0.791500618267059" calcext:value-type="float">
            <text:p>0.7915006183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0.81665" calcext:value-type="float">
            <text:p>0.81665</text:p>
          </table:table-cell>
          <table:table-cell office:value-type="float" office:value="0.420960621213913" calcext:value-type="float">
            <text:p>0.4209606212</text:p>
          </table:table-cell>
          <table:table-cell office:value-type="float" office:value="0.783605633449554" calcext:value-type="float">
            <text:p>0.7836056334</text:p>
          </table:table-cell>
          <table:table-cell office:value-type="float" office:value="0.874028685283661" calcext:value-type="float">
            <text:p>0.8740286853</text:p>
          </table:table-cell>
          <table:table-cell table:formula="of:=2*(([.N22]*[.O22])/([.N22]+[.O22]))" office:value-type="float" office:value="0.826350895181982" calcext:value-type="float">
            <text:p>0.8263508952</text:p>
          </table:table-cell>
          <table:table-cell table:number-columns-repeated="5"/>
          <table:table-cell office:value-type="float" office:value="0.77245" calcext:value-type="float">
            <text:p>0.77245</text:p>
          </table:table-cell>
          <table:table-cell office:value-type="float" office:value="0.682905004119873" calcext:value-type="float">
            <text:p>0.6829050041</text:p>
          </table:table-cell>
          <table:table-cell office:value-type="float" office:value="0.79566336517334" calcext:value-type="float">
            <text:p>0.7956633652</text:p>
          </table:table-cell>
          <table:table-cell office:value-type="float" office:value="0.732571518516541" calcext:value-type="float">
            <text:p>0.7325715185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0.8192" calcext:value-type="float">
            <text:p>0.8192</text:p>
          </table:table-cell>
          <table:table-cell office:value-type="float" office:value="0.413747236919403" calcext:value-type="float">
            <text:p>0.4137472369</text:p>
          </table:table-cell>
          <table:table-cell office:value-type="float" office:value="0.803616934204102" calcext:value-type="float">
            <text:p>0.8036169342</text:p>
          </table:table-cell>
          <table:table-cell office:value-type="float" office:value="0.844368779277801" calcext:value-type="float">
            <text:p>0.8443687793</text:p>
          </table:table-cell>
          <table:table-cell table:formula="of:=2*(([.N23]*[.O23])/([.N23]+[.O23]))" office:value-type="float" office:value="0.823488995310806" calcext:value-type="float">
            <text:p>0.8234889953</text:p>
          </table:table-cell>
          <table:table-cell table:number-columns-repeated="5"/>
          <table:table-cell office:value-type="float" office:value="0.77925" calcext:value-type="float">
            <text:p>0.77925</text:p>
          </table:table-cell>
          <table:table-cell office:value-type="float" office:value="0.804365631103516" calcext:value-type="float">
            <text:p>0.8043656311</text:p>
          </table:table-cell>
          <table:table-cell office:value-type="float" office:value="0.762268555164337" calcext:value-type="float">
            <text:p>0.7622685552</text:p>
          </table:table-cell>
          <table:table-cell office:value-type="float" office:value="0.811231947803497" calcext:value-type="float">
            <text:p>0.8112319478</text:p>
          </table:table-cell>
          <table:table-cell table:number-columns-repeated="11"/>
        </table:table-row>
        <table:table-row table:style-name="ro1">
          <table:table-cell table:number-columns-repeated="36"/>
        </table:table-row>
        <table:table-row table:style-name="ro1">
          <table:table-cell table:style-name="ce1" office:value-type="string" calcext:value-type="string">
            <text:p>Large, 5/95</text:p>
          </table:table-cell>
          <table:table-cell table:number-columns-repeated="35"/>
        </table:table-row>
        <table:table-row table:style-name="ro1">
          <table:table-cell table:number-columns-repeated="1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Prec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Fscore</text:p>
          </table:table-cell>
          <table:table-cell table:number-columns-repeated="20"/>
        </table:table-row>
        <table:table-row table:style-name="ro1">
          <table:table-cell table:number-columns-repeated="11"/>
          <table:table-cell office:value-type="float" office:value="0.752069833769568" calcext:value-type="float">
            <text:p>0.7520698338</text:p>
          </table:table-cell>
          <table:table-cell office:value-type="float" office:value="0.520081715372675" calcext:value-type="float">
            <text:p>0.5200817154</text:p>
          </table:table-cell>
          <table:table-cell office:value-type="float" office:value="0.157304795377112" calcext:value-type="float">
            <text:p>0.1573047954</text:p>
          </table:table-cell>
          <table:table-cell office:value-type="float" office:value="0.199996640649607" calcext:value-type="float">
            <text:p>0.1999966406</text:p>
          </table:table-cell>
          <table:table-cell table:formula="of:=2*(([.N27]*[.O27])/([.N27]+[.O27]))" office:value-type="float" office:value="0.176100219374118" calcext:value-type="float">
            <text:p>0.1761002194</text:p>
          </table:table-cell>
          <table:table-cell table:number-columns-repeated="20"/>
        </table:table-row>
        <table:table-row table:style-name="ro1">
          <table:table-cell table:number-columns-repeated="11"/>
          <table:table-cell office:value-type="float" office:value="0.805705544500577" calcext:value-type="float">
            <text:p>0.8057055445</text:p>
          </table:table-cell>
          <table:table-cell office:value-type="float" office:value="0.423967759758556" calcext:value-type="float">
            <text:p>0.4239677598</text:p>
          </table:table-cell>
          <table:table-cell office:value-type="float" office:value="0.167382886377146" calcext:value-type="float">
            <text:p>0.1673828864</text:p>
          </table:table-cell>
          <table:table-cell office:value-type="float" office:value="0.191040061033399" calcext:value-type="float">
            <text:p>0.191040061</text:p>
          </table:table-cell>
          <table:table-cell table:formula="of:=2*(([.N28]*[.O28])/([.N28]+[.O28]))" office:value-type="float" office:value="0.178430745355205" calcext:value-type="float">
            <text:p>0.1784307454</text:p>
          </table:table-cell>
          <table:table-cell table:number-columns-repeated="20"/>
        </table:table-row>
        <table:table-row table:style-name="ro1">
          <table:table-cell table:number-columns-repeated="11"/>
          <table:table-cell office:value-type="float" office:value="0.854751619913322" calcext:value-type="float">
            <text:p>0.8547516199</text:p>
          </table:table-cell>
          <table:table-cell office:value-type="float" office:value="0.335091694063038" calcext:value-type="float">
            <text:p>0.3350916941</text:p>
          </table:table-cell>
          <table:table-cell office:value-type="float" office:value="0.175872210893295" calcext:value-type="float">
            <text:p>0.1758722109</text:p>
          </table:table-cell>
          <table:table-cell office:value-type="float" office:value="0.16798099053687" calcext:value-type="float">
            <text:p>0.1679809905</text:p>
          </table:table-cell>
          <table:table-cell table:formula="of:=2*(([.N29]*[.O29])/([.N29]+[.O29]))" office:value-type="float" office:value="0.171836051378251" calcext:value-type="float">
            <text:p>0.1718360514</text:p>
          </table:table-cell>
          <table:table-cell table:number-columns-repeated="20"/>
        </table:table-row>
        <table:table-row table:style-name="ro1">
          <table:table-cell table:number-columns-repeated="11"/>
          <table:table-cell office:value-type="float" office:value="0.852501800156395" calcext:value-type="float">
            <text:p>0.8525018002</text:p>
          </table:table-cell>
          <table:table-cell office:value-type="float" office:value="0.341261132596808" calcext:value-type="float">
            <text:p>0.3412611326</text:p>
          </table:table-cell>
          <table:table-cell office:value-type="float" office:value="0.177067885045271" calcext:value-type="float">
            <text:p>0.177067885</text:p>
          </table:table-cell>
          <table:table-cell office:value-type="float" office:value="0.174750361706903" calcext:value-type="float">
            <text:p>0.1747503617</text:p>
          </table:table-cell>
          <table:table-cell table:formula="of:=2*(([.N30]*[.O30])/([.N30]+[.O30]))" office:value-type="float" office:value="0.175901490294981" calcext:value-type="float">
            <text:p>0.1759014903</text:p>
          </table:table-cell>
          <table:table-cell table:number-columns-repeated="20"/>
        </table:table-row>
        <table:table-row table:style-name="ro1">
          <table:table-cell table:number-columns-repeated="11"/>
          <table:table-cell office:value-type="float" office:value="0.816504680269309" calcext:value-type="float">
            <text:p>0.8165046803</text:p>
          </table:table-cell>
          <table:table-cell office:value-type="float" office:value="0.401613017159284" calcext:value-type="float">
            <text:p>0.4016130172</text:p>
          </table:table-cell>
          <table:table-cell office:value-type="float" office:value="0.168947837780155" calcext:value-type="float">
            <text:p>0.1689478378</text:p>
          </table:table-cell>
          <table:table-cell office:value-type="float" office:value="0.190701080278324" calcext:value-type="float">
            <text:p>0.1907010803</text:p>
          </table:table-cell>
          <table:table-cell table:formula="of:=2*(([.N31]*[.O31])/([.N31]+[.O31]))" office:value-type="float" office:value="0.179166590291946" calcext:value-type="float">
            <text:p>0.1791665903</text:p>
          </table:table-cell>
          <table:table-cell table:number-columns-repeated="20"/>
        </table:table-row>
        <table:table-row table:style-name="ro1">
          <table:table-cell table:number-columns-repeated="11"/>
          <table:table-cell office:value-type="float" office:value="0.790586753317227" calcext:value-type="float">
            <text:p>0.7905867533</text:p>
          </table:table-cell>
          <table:table-cell office:value-type="float" office:value="0.452104397391655" calcext:value-type="float">
            <text:p>0.4521043974</text:p>
          </table:table-cell>
          <table:table-cell office:value-type="float" office:value="0.163620106344862" calcext:value-type="float">
            <text:p>0.1636201063</text:p>
          </table:table-cell>
          <table:table-cell office:value-type="float" office:value="0.197109074108544" calcext:value-type="float">
            <text:p>0.1971090741</text:p>
          </table:table-cell>
          <table:table-cell table:formula="of:=2*(([.N32]*[.O32])/([.N32]+[.O32]))" office:value-type="float" office:value="0.178810084765754" calcext:value-type="float">
            <text:p>0.1788100848</text:p>
          </table:table-cell>
          <table:table-cell table:number-columns-repeated="20"/>
        </table:table-row>
        <table:table-row table:style-name="ro1">
          <table:table-cell table:number-columns-repeated="11"/>
          <table:table-cell office:value-type="float" office:value="0.815604750804544" calcext:value-type="float">
            <text:p>0.8156047508</text:p>
          </table:table-cell>
          <table:table-cell office:value-type="float" office:value="0.410827951563443" calcext:value-type="float">
            <text:p>0.4108279516</text:p>
          </table:table-cell>
          <table:table-cell office:value-type="float" office:value="0.1680034241975" calcext:value-type="float">
            <text:p>0.1680034242</text:p>
          </table:table-cell>
          <table:table-cell office:value-type="float" office:value="0.192597709858993" calcext:value-type="float">
            <text:p>0.1925977099</text:p>
          </table:table-cell>
          <table:table-cell table:formula="of:=2*(([.N33]*[.O33])/([.N33]+[.O33]))" office:value-type="float" office:value="0.179461857953215" calcext:value-type="float">
            <text:p>0.179461858</text:p>
          </table:table-cell>
          <table:table-cell table:number-columns-repeated="20"/>
        </table:table-row>
        <table:table-row table:style-name="ro1">
          <table:table-cell table:number-columns-repeated="11"/>
          <table:table-cell office:value-type="float" office:value="0.828203744043799" calcext:value-type="float">
            <text:p>0.828203744</text:p>
          </table:table-cell>
          <table:table-cell office:value-type="float" office:value="0.379408525124654" calcext:value-type="float">
            <text:p>0.3794085251</text:p>
          </table:table-cell>
          <table:table-cell office:value-type="float" office:value="0.168942754263497" calcext:value-type="float">
            <text:p>0.1689427543</text:p>
          </table:table-cell>
          <table:table-cell office:value-type="float" office:value="0.187007607445604" calcext:value-type="float">
            <text:p>0.1870076074</text:p>
          </table:table-cell>
          <table:table-cell table:formula="of:=2*(([.N34]*[.O34])/([.N34]+[.O34]))" office:value-type="float" office:value="0.177516775757103" calcext:value-type="float">
            <text:p>0.1775167758</text:p>
          </table:table-cell>
          <table:table-cell table:number-columns-repeated="20"/>
        </table:table-row>
        <table:table-row table:style-name="ro1">
          <table:table-cell table:number-columns-repeated="36"/>
        </table:table-row>
        <table:table-row table:style-name="ro1">
          <table:table-cell table:style-name="ce5" table:number-columns-repeated="19"/>
          <table:table-cell table:number-columns-repeated="17"/>
        </table:table-row>
        <table:table-row table:style-name="ro1">
          <table:table-cell table:number-columns-repeated="36"/>
        </table:table-row>
        <table:table-row table:style-name="ro1">
          <table:table-cell table:style-name="ce1" office:value-type="string" calcext:value-type="string">
            <text:p>Compare embeddings</text:p>
          </table:table-cell>
          <table:table-cell table:style-name="ce1" office:value-type="string" calcext:value-type="string">
            <text:p>Glove 6B.200D</text:p>
          </table:table-cell>
          <table:table-cell table:style-name="ce1" office:value-type="string" calcext:value-type="string">
            <text:p>Glove 42B.300D</text:p>
          </table:table-cell>
          <table:table-cell table:style-name="ce1" office:value-type="string" calcext:value-type="string">
            <text:p>Glove Twitter 27B 200D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o with dropouts</text:p>
          </table:table-cell>
          <table:table-cell table:style-name="ce1" office:value-type="string" calcext:value-type="string">
            <text:p>Google News</text:p>
          </table:table-cell>
          <table:table-cell table:number-columns-repeated="29"/>
        </table:table-row>
        <table:table-row table:style-name="ro1">
          <table:table-cell/>
          <table:table-cell office:value-type="float" office:value="0.757950850487686" calcext:value-type="float">
            <text:p>0.7579508505</text:p>
          </table:table-cell>
          <table:table-cell office:value-type="float" office:value="0.759764478052656" calcext:value-type="float">
            <text:p>0.7597644781</text:p>
          </table:table-cell>
          <table:table-cell office:value-type="float" office:value="0.774284325537432" calcext:value-type="float">
            <text:p>0.7742843255</text:p>
          </table:table-cell>
          <table:table-cell office:value-type="float" office:value="0.793494497857409" calcext:value-type="float">
            <text:p>0.7934944979</text:p>
          </table:table-cell>
          <table:table-cell office:value-type="float" office:value="0.797956686179618" calcext:value-type="float">
            <text:p>0.7979566862</text:p>
          </table:table-cell>
          <table:table-cell office:value-type="float" office:value="0.77010810076109" calcext:value-type="float">
            <text:p>0.7701081008</text:p>
          </table:table-cell>
          <table:table-cell table:number-columns-repeated="29"/>
        </table:table-row>
        <table:table-row table:style-name="ro1">
          <table:table-cell/>
          <table:table-cell office:value-type="float" office:value="0.778098173102978" calcext:value-type="float">
            <text:p>0.7780981731</text:p>
          </table:table-cell>
          <table:table-cell office:value-type="float" office:value="0.754110899180528" calcext:value-type="float">
            <text:p>0.7541108992</text:p>
          </table:table-cell>
          <table:table-cell office:value-type="float" office:value="0.788339832169833" calcext:value-type="float">
            <text:p>0.7883398322</text:p>
          </table:table-cell>
          <table:table-cell office:value-type="float" office:value="0.80965419325031" calcext:value-type="float">
            <text:p>0.8096541933</text:p>
          </table:table-cell>
          <table:table-cell office:value-type="float" office:value="0.770236712720032" calcext:value-type="float">
            <text:p>0.7702367127</text:p>
          </table:table-cell>
          <table:table-cell office:value-type="float" office:value="0.772237916623914" calcext:value-type="float">
            <text:p>0.7722379166</text:p>
          </table:table-cell>
          <table:table-cell table:number-columns-repeated="29"/>
        </table:table-row>
        <table:table-row table:style-name="ro1">
          <table:table-cell/>
          <table:table-cell office:value-type="float" office:value="0.767350564456859" calcext:value-type="float">
            <text:p>0.7673505645</text:p>
          </table:table-cell>
          <table:table-cell office:value-type="float" office:value="0.790970179997653" calcext:value-type="float">
            <text:p>0.79097018</text:p>
          </table:table-cell>
          <table:table-cell office:value-type="float" office:value="0.784372763139974" calcext:value-type="float">
            <text:p>0.7843727631</text:p>
          </table:table-cell>
          <table:table-cell office:value-type="float" office:value="0.796355985418538" calcext:value-type="float">
            <text:p>0.7963559854</text:p>
          </table:table-cell>
          <table:table-cell office:value-type="float" office:value="0.807625969976955" calcext:value-type="float">
            <text:p>0.80762597</text:p>
          </table:table-cell>
          <table:table-cell office:value-type="float" office:value="0.764902769567821" calcext:value-type="float">
            <text:p>0.7649027696</text:p>
          </table:table-cell>
          <table:table-cell table:number-columns-repeated="29"/>
        </table:table-row>
        <table:table-row table:style-name="ro1">
          <table:table-cell/>
          <table:table-cell office:value-type="float" office:value="0.793894930479952" calcext:value-type="float">
            <text:p>0.7938949305</text:p>
          </table:table-cell>
          <table:table-cell office:value-type="float" office:value="0.796665665548548" calcext:value-type="float">
            <text:p>0.7966656655</text:p>
          </table:table-cell>
          <table:table-cell office:value-type="float" office:value="0.789010620699682" calcext:value-type="float">
            <text:p>0.7890106207</text:p>
          </table:table-cell>
          <table:table-cell office:value-type="float" office:value="0.807415278999047" calcext:value-type="float">
            <text:p>0.807415279</text:p>
          </table:table-cell>
          <table:table-cell office:value-type="float" office:value="0.769076901129482" calcext:value-type="float">
            <text:p>0.7690769011</text:p>
          </table:table-cell>
          <table:table-cell office:value-type="float" office:value="0.790703618247514" calcext:value-type="float">
            <text:p>0.7907036182</text:p>
          </table:table-cell>
          <table:table-cell table:number-columns-repeated="29"/>
        </table:table-row>
        <table:table-row table:style-name="ro1">
          <table:table-cell/>
          <table:table-cell office:value-type="float" office:value="0.794895634011689" calcext:value-type="float">
            <text:p>0.794895634</text:p>
          </table:table-cell>
          <table:table-cell office:value-type="float" office:value="0.807144367308187" calcext:value-type="float">
            <text:p>0.8071443673</text:p>
          </table:table-cell>
          <table:table-cell office:value-type="float" office:value="0.791859149109209" calcext:value-type="float">
            <text:p>0.7918591491</text:p>
          </table:table-cell>
          <table:table-cell office:value-type="float" office:value="0.788968913639084" calcext:value-type="float">
            <text:p>0.7889689136</text:p>
          </table:table-cell>
          <table:table-cell office:value-type="float" office:value="0.785733329126221" calcext:value-type="float">
            <text:p>0.7857333291</text:p>
          </table:table-cell>
          <table:table-cell office:value-type="float" office:value="0.790198184259091" calcext:value-type="float">
            <text:p>0.7901981843</text:p>
          </table:table-cell>
          <table:table-cell table:number-columns-repeated="29"/>
        </table:table-row>
        <table:table-row table:style-name="ro1">
          <table:table-cell/>
          <table:table-cell office:value-type="float" office:value="0.771517329693479" calcext:value-type="float">
            <text:p>0.7715173297</text:p>
          </table:table-cell>
          <table:table-cell office:value-type="float" office:value="0.806378789270948" calcext:value-type="float">
            <text:p>0.8063787893</text:p>
          </table:table-cell>
          <table:table-cell office:value-type="float" office:value="0.774930173433788" calcext:value-type="float">
            <text:p>0.7749301734</text:p>
          </table:table-cell>
          <table:table-cell office:value-type="float" office:value="0.773408299338141" calcext:value-type="float">
            <text:p>0.7734082993</text:p>
          </table:table-cell>
          <table:table-cell office:value-type="float" office:value="0.772164922933325" calcext:value-type="float">
            <text:p>0.7721649229</text:p>
          </table:table-cell>
          <table:table-cell office:value-type="float" office:value="0.774211394287693" calcext:value-type="float">
            <text:p>0.7742113943</text:p>
          </table:table-cell>
          <table:table-cell table:number-columns-repeated="29"/>
        </table:table-row>
        <table:table-row table:style-name="ro1">
          <table:table-cell/>
          <table:table-cell office:value-type="float" office:value="0.78882351893398" calcext:value-type="float">
            <text:p>0.7888235189</text:p>
          </table:table-cell>
          <table:table-cell office:value-type="float" office:value="0.795648802167798" calcext:value-type="float">
            <text:p>0.7956488022</text:p>
          </table:table-cell>
          <table:table-cell office:value-type="float" office:value="0.78395543580207" calcext:value-type="float">
            <text:p>0.7839554358</text:p>
          </table:table-cell>
          <table:table-cell office:value-type="float" office:value="0.77393022983242" calcext:value-type="float">
            <text:p>0.7739302298</text:p>
          </table:table-cell>
          <table:table-cell office:value-type="float" office:value="0.773906124156275" calcext:value-type="float">
            <text:p>0.7739061242</text:p>
          </table:table-cell>
          <table:table-cell office:value-type="float" office:value="0.788137781601658" calcext:value-type="float">
            <text:p>0.7881377816</text:p>
          </table:table-cell>
          <table:table-cell table:number-columns-repeated="29"/>
        </table:table-row>
        <table:table-row table:style-name="ro1">
          <table:table-cell/>
          <table:table-cell office:value-type="float" office:value="0.794725867099617" calcext:value-type="float">
            <text:p>0.7947258671</text:p>
          </table:table-cell>
          <table:table-cell office:value-type="float" office:value="0.792733021208633" calcext:value-type="float">
            <text:p>0.7927330212</text:p>
          </table:table-cell>
          <table:table-cell office:value-type="float" office:value="0.801332494717102" calcext:value-type="float">
            <text:p>0.8013324947</text:p>
          </table:table-cell>
          <table:table-cell office:value-type="float" office:value="0.767659355009594" calcext:value-type="float">
            <text:p>0.767659355</text:p>
          </table:table-cell>
          <table:table-cell office:value-type="float" office:value="0.755164826477032" calcext:value-type="float">
            <text:p>0.7551648265</text:p>
          </table:table-cell>
          <table:table-cell office:value-type="float" office:value="0.770519216318262" calcext:value-type="float">
            <text:p>0.7705192163</text:p>
          </table:table-cell>
          <table:table-cell table:number-columns-repeated="29"/>
        </table:table-row>
        <table:table-row table:style-name="ro1">
          <table:table-cell/>
          <table:table-cell table:style-name="ce1"/>
          <table:table-cell table:number-columns-repeated="34"/>
        </table:table-row>
        <table:table-row table:style-name="ro1">
          <table:table-cell table:style-name="ce1" office:value-type="string" calcext:value-type="string">
            <text:p>Compare datasets</text:p>
          </table:table-cell>
          <table:table-cell table:style-name="ce1" office:value-type="string" calcext:value-type="string">
            <text:p>small</text:p>
          </table:table-cell>
          <table:table-cell table:style-name="ce1" office:value-type="string" calcext:value-type="string">
            <text:p>larger</text:p>
          </table:table-cell>
          <table:table-cell table:style-name="ce1" office:value-type="string" calcext:value-type="string">
            <text:p>larger, uneven</text:p>
          </table:table-cell>
          <table:table-cell table:number-columns-repeated="32"/>
        </table:table-row>
        <table:table-row table:style-name="ro1">
          <table:table-cell/>
          <table:table-cell office:value-type="float" office:value="0.759764478052656" calcext:value-type="float">
            <text:p>0.7597644781</text:p>
          </table:table-cell>
          <table:table-cell office:value-type="float" office:value="0.801431947094364" calcext:value-type="float">
            <text:p>0.8014319471</text:p>
          </table:table-cell>
          <table:table-cell office:value-type="float" office:value="0.176100219374118" calcext:value-type="float">
            <text:p>0.176100219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0.754110899180528" calcext:value-type="float">
            <text:p>0.7541108992</text:p>
          </table:table-cell>
          <table:table-cell office:value-type="float" office:value="0.816530691600805" calcext:value-type="float">
            <text:p>0.8165306916</text:p>
          </table:table-cell>
          <table:table-cell office:value-type="float" office:value="0.178430745355205" calcext:value-type="float">
            <text:p>0.178430745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0.790970179997653" calcext:value-type="float">
            <text:p>0.79097018</text:p>
          </table:table-cell>
          <table:table-cell office:value-type="float" office:value="0.820208150479052" calcext:value-type="float">
            <text:p>0.8202081505</text:p>
          </table:table-cell>
          <table:table-cell office:value-type="float" office:value="0.171836051378251" calcext:value-type="float">
            <text:p>0.171836051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0.796665665548548" calcext:value-type="float">
            <text:p>0.7966656655</text:p>
          </table:table-cell>
          <table:table-cell office:value-type="float" office:value="0.814166721811146" calcext:value-type="float">
            <text:p>0.8141667218</text:p>
          </table:table-cell>
          <table:table-cell office:value-type="float" office:value="0.175901490294981" calcext:value-type="float">
            <text:p>0.1759014903</text:p>
          </table:table-cell>
          <table:table-cell table:number-columns-repeated="32"/>
        </table:table-row>
        <table:table-row table:style-name="ro1">
          <table:table-cell/>
          <table:table-cell office:value-type="float" office:value="0.807144367308187" calcext:value-type="float">
            <text:p>0.8071443673</text:p>
          </table:table-cell>
          <table:table-cell office:value-type="float" office:value="0.821366799236616" calcext:value-type="float">
            <text:p>0.8213667992</text:p>
          </table:table-cell>
          <table:table-cell office:value-type="float" office:value="0.179166590291946" calcext:value-type="float">
            <text:p>0.1791665903</text:p>
          </table:table-cell>
          <table:table-cell table:number-columns-repeated="32"/>
        </table:table-row>
        <table:table-row table:style-name="ro1">
          <table:table-cell/>
          <table:table-cell office:value-type="float" office:value="0.806378789270948" calcext:value-type="float">
            <text:p>0.8063787893</text:p>
          </table:table-cell>
          <table:table-cell office:value-type="float" office:value="0.825968785940496" calcext:value-type="float">
            <text:p>0.8259687859</text:p>
          </table:table-cell>
          <table:table-cell office:value-type="float" office:value="0.178810084765754" calcext:value-type="float">
            <text:p>0.1788100848</text:p>
          </table:table-cell>
          <table:table-cell table:number-columns-repeated="32"/>
        </table:table-row>
        <table:table-row table:style-name="ro1">
          <table:table-cell/>
          <table:table-cell office:value-type="float" office:value="0.795648802167798" calcext:value-type="float">
            <text:p>0.7956488022</text:p>
          </table:table-cell>
          <table:table-cell office:value-type="float" office:value="0.826350895181982" calcext:value-type="float">
            <text:p>0.8263508952</text:p>
          </table:table-cell>
          <table:table-cell office:value-type="float" office:value="0.179461857953215" calcext:value-type="float">
            <text:p>0.179461858</text:p>
          </table:table-cell>
          <table:table-cell table:number-columns-repeated="32"/>
        </table:table-row>
        <table:table-row table:style-name="ro1">
          <table:table-cell/>
          <table:table-cell office:value-type="float" office:value="0.792733021208633" calcext:value-type="float">
            <text:p>0.7927330212</text:p>
          </table:table-cell>
          <table:table-cell office:value-type="float" office:value="0.823488995310806" calcext:value-type="float">
            <text:p>0.8234889953</text:p>
          </table:table-cell>
          <table:table-cell office:value-type="float" office:value="0.177516775757103" calcext:value-type="float">
            <text:p>0.1775167758</text:p>
          </table:table-cell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4">00/00/0000</text:date>, <text:time style:data-style-name="N2" text:time-value="09:30:35.9645483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2:42:39.737805431</meta:creation-date>
    <dc:date>2019-02-14T10:18:34.775523836</dc:date>
    <meta:editing-duration>PT12H5M1S</meta:editing-duration>
    <meta:editing-cycles>64</meta:editing-cycles>
    <meta:generator>LibreOffice/5.1.6.2$Linux_X86_64 LibreOffice_project/10m0$Build-2</meta:generator>
    <meta:document-statistic meta:table-count="3" meta:cell-count="97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6cm" svg:height="9.003cm" xlink:href=".." xlink:type="simple" chart:class="chart:line" chart:style-name="ch1">
        <chart:legend chart:legend-position="end" svg:x="11.074cm" svg:y="2.708cm" style:legend-expansion="high" chart:style-name="ch2"/>
        <chart:plot-area chart:style-name="ch3" table:cell-range-address="'Learning curve small dataset'.A38:'Learning curve small dataset'.G46" chart:data-source-has-labels="both" svg:x="1.331cm" svg:y="0.18cm" svg:width="9.423cm" svg:height="7.662cm">
          <chartooo:coordinate-region svg:x="2.243cm" svg:y="0.18cm" svg:width="8.511cm" svg:height="7.264cm"/>
          <chart:axis chart:dimension="x" chart:name="primary-x" chart:style-name="ch4" chartooo:axis-type="auto">
            <chartooo:date-scale/>
            <chart:title svg:x="5.442cm" svg:y="8.022cm" chart:style-name="ch5">
              <text:p>Epochs</text:p>
            </chart:title>
            <chart:categories table:cell-range-address="'Learning curve small dataset'.A39:'Learning curve small dataset'.A46"/>
          </chart:axis>
          <chart:axis chart:dimension="y" chart:name="primary-y" chart:style-name="ch4">
            <chart:title svg:x="0.451cm" svg:y="4.558cm" chart:style-name="ch6">
              <text:p>Fscore</text:p>
            </chart:title>
            <chart:grid chart:style-name="ch7" chart:class="major"/>
          </chart:axis>
          <chart:series chart:style-name="ch8" chart:values-cell-range-address="'Learning curve small dataset'.B39:'Learning curve small dataset'.B46" chart:label-cell-address="'Learning curve small dataset'.B38:'Learning curve small dataset'.B38" chart:class="chart:line">
            <chart:data-point chart:repeated="8"/>
          </chart:series>
          <chart:series chart:style-name="ch9" chart:values-cell-range-address="'Learning curve small dataset'.B39:'Learning curve small dataset'.B46" chart:label-cell-address="'Learning curve small dataset'.B38:'Learning curve small dataset'.B38" chart:class="chart:line">
            <chart:data-point chart:repeated="8"/>
          </chart:series>
          <chart:series chart:style-name="ch10" chart:values-cell-range-address="'Learning curve small dataset'.C39:'Learning curve small dataset'.C46" chart:label-cell-address="'Learning curve small dataset'.C38:'Learning curve small dataset'.C38" chart:class="chart:line">
            <chart:data-point chart:repeated="8"/>
          </chart:series>
          <chart:series chart:style-name="ch11" chart:values-cell-range-address="'Learning curve small dataset'.D39:'Learning curve small dataset'.D46" chart:label-cell-address="'Learning curve small dataset'.D38:'Learning curve small dataset'.D38" chart:class="chart:line">
            <chart:data-point chart:repeated="8"/>
          </chart:series>
          <chart:series chart:style-name="ch12" chart:values-cell-range-address="'Learning curve small dataset'.E39:'Learning curve small dataset'.E46" chart:label-cell-address="'Learning curve small dataset'.E38:'Learning curve small dataset'.E38" chart:class="chart:line">
            <chart:data-point chart:repeated="8"/>
          </chart:series>
          <chart:series chart:style-name="ch13" chart:values-cell-range-address="'Learning curve small dataset'.F39:'Learning curve small dataset'.F46" chart:label-cell-address="'Learning curve small dataset'.F38:'Learning curve small dataset'.F38" chart:class="chart:line">
            <chart:data-point chart:repeated="8"/>
          </chart:series>
          <chart:series chart:style-name="ch14" chart:values-cell-range-address="'Learning curve small dataset'.G39:'Learning curve small dataset'.G46" chart:label-cell-address="'Learning curve small dataset'.G38:'Learning curve small dataset'.G38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love 6B.200D</text:p>
                <draw:g>
                  <svg:desc>'Learning curve small dataset'.B38:'Learning curve small dataset'.B38</svg:desc>
                </draw:g>
              </table:table-cell>
              <table:table-cell office:value-type="string">
                <text:p>Glove 6B.200D</text:p>
                <draw:g>
                  <svg:desc>'Learning curve small dataset'.B38:'Learning curve small dataset'.B38</svg:desc>
                </draw:g>
              </table:table-cell>
              <table:table-cell office:value-type="string">
                <text:p>Glove 42B.300D</text:p>
                <draw:g>
                  <svg:desc>'Learning curve small dataset'.C38:'Learning curve small dataset'.C38</svg:desc>
                </draw:g>
              </table:table-cell>
              <table:table-cell office:value-type="string">
                <text:p>Glove Twitter 27B 200D</text:p>
                <draw:g>
                  <svg:desc>'Learning curve small dataset'.D38:'Learning curve small dataset'.D38</svg:desc>
                </draw:g>
              </table:table-cell>
              <table:table-cell office:value-type="string">
                <text:p>No</text:p>
                <draw:g>
                  <svg:desc>'Learning curve small dataset'.E38:'Learning curve small dataset'.E38</svg:desc>
                </draw:g>
              </table:table-cell>
              <table:table-cell office:value-type="string">
                <text:p>No with dropouts</text:p>
                <draw:g>
                  <svg:desc>'Learning curve small dataset'.F38:'Learning curve small dataset'.F38</svg:desc>
                </draw:g>
              </table:table-cell>
              <table:table-cell office:value-type="string">
                <text:p>Google News</text:p>
                <draw:g>
                  <svg:desc>'Learning curve small dataset'.G38:'Learning curve small dataset'.G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Learning curve small dataset'.A39:'Learning curve small dataset'.A46</svg:desc>
                </draw:g>
              </table:table-cell>
              <table:table-cell office:value-type="float" office:value="0.757950850487686">
                <text:p>0.757950850487686</text:p>
                <draw:g>
                  <svg:desc>'Learning curve small dataset'.B39:'Learning curve small dataset'.B46</svg:desc>
                </draw:g>
              </table:table-cell>
              <table:table-cell office:value-type="float" office:value="0.757950850487686">
                <text:p>0.757950850487686</text:p>
                <draw:g>
                  <svg:desc>'Learning curve small dataset'.B39:'Learning curve small dataset'.B46</svg:desc>
                </draw:g>
              </table:table-cell>
              <table:table-cell office:value-type="float" office:value="0.759764478052656">
                <text:p>0.759764478052656</text:p>
                <draw:g>
                  <svg:desc>'Learning curve small dataset'.C39:'Learning curve small dataset'.C46</svg:desc>
                </draw:g>
              </table:table-cell>
              <table:table-cell office:value-type="float" office:value="0.774284325537432">
                <text:p>0.774284325537432</text:p>
                <draw:g>
                  <svg:desc>'Learning curve small dataset'.D39:'Learning curve small dataset'.D46</svg:desc>
                </draw:g>
              </table:table-cell>
              <table:table-cell office:value-type="float" office:value="0.793494497857409">
                <text:p>0.793494497857409</text:p>
                <draw:g>
                  <svg:desc>'Learning curve small dataset'.E39:'Learning curve small dataset'.E46</svg:desc>
                </draw:g>
              </table:table-cell>
              <table:table-cell office:value-type="float" office:value="0.797956686179618">
                <text:p>0.797956686179618</text:p>
                <draw:g>
                  <svg:desc>'Learning curve small dataset'.F39:'Learning curve small dataset'.F46</svg:desc>
                </draw:g>
              </table:table-cell>
              <table:table-cell office:value-type="float" office:value="0.77010810076109">
                <text:p>0.77010810076109</text:p>
                <draw:g>
                  <svg:desc>'Learning curve small dataset'.G39:'Learning curve small dataset'.G4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8098173102978">
                <text:p>0.778098173102978</text:p>
              </table:table-cell>
              <table:table-cell office:value-type="float" office:value="0.778098173102978">
                <text:p>0.778098173102978</text:p>
              </table:table-cell>
              <table:table-cell office:value-type="float" office:value="0.754110899180528">
                <text:p>0.754110899180528</text:p>
              </table:table-cell>
              <table:table-cell office:value-type="float" office:value="0.788339832169833">
                <text:p>0.788339832169833</text:p>
              </table:table-cell>
              <table:table-cell office:value-type="float" office:value="0.80965419325031">
                <text:p>0.80965419325031</text:p>
              </table:table-cell>
              <table:table-cell office:value-type="float" office:value="0.770236712720032">
                <text:p>0.770236712720032</text:p>
              </table:table-cell>
              <table:table-cell office:value-type="float" office:value="0.772237916623914">
                <text:p>0.7722379166239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67350564456859">
                <text:p>0.767350564456859</text:p>
              </table:table-cell>
              <table:table-cell office:value-type="float" office:value="0.767350564456859">
                <text:p>0.767350564456859</text:p>
              </table:table-cell>
              <table:table-cell office:value-type="float" office:value="0.790970179997653">
                <text:p>0.790970179997653</text:p>
              </table:table-cell>
              <table:table-cell office:value-type="float" office:value="0.784372763139974">
                <text:p>0.784372763139974</text:p>
              </table:table-cell>
              <table:table-cell office:value-type="float" office:value="0.796355985418538">
                <text:p>0.796355985418538</text:p>
              </table:table-cell>
              <table:table-cell office:value-type="float" office:value="0.807625969976955">
                <text:p>0.807625969976955</text:p>
              </table:table-cell>
              <table:table-cell office:value-type="float" office:value="0.764902769567821">
                <text:p>0.764902769567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3894930479952">
                <text:p>0.793894930479952</text:p>
              </table:table-cell>
              <table:table-cell office:value-type="float" office:value="0.793894930479952">
                <text:p>0.793894930479952</text:p>
              </table:table-cell>
              <table:table-cell office:value-type="float" office:value="0.796665665548548">
                <text:p>0.796665665548548</text:p>
              </table:table-cell>
              <table:table-cell office:value-type="float" office:value="0.789010620699682">
                <text:p>0.789010620699682</text:p>
              </table:table-cell>
              <table:table-cell office:value-type="float" office:value="0.807415278999047">
                <text:p>0.807415278999047</text:p>
              </table:table-cell>
              <table:table-cell office:value-type="float" office:value="0.769076901129482">
                <text:p>0.769076901129482</text:p>
              </table:table-cell>
              <table:table-cell office:value-type="float" office:value="0.790703618247514">
                <text:p>0.7907036182475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4895634011689">
                <text:p>0.794895634011689</text:p>
              </table:table-cell>
              <table:table-cell office:value-type="float" office:value="0.794895634011689">
                <text:p>0.794895634011689</text:p>
              </table:table-cell>
              <table:table-cell office:value-type="float" office:value="0.807144367308187">
                <text:p>0.807144367308187</text:p>
              </table:table-cell>
              <table:table-cell office:value-type="float" office:value="0.791859149109209">
                <text:p>0.791859149109209</text:p>
              </table:table-cell>
              <table:table-cell office:value-type="float" office:value="0.788968913639084">
                <text:p>0.788968913639084</text:p>
              </table:table-cell>
              <table:table-cell office:value-type="float" office:value="0.785733329126221">
                <text:p>0.785733329126221</text:p>
              </table:table-cell>
              <table:table-cell office:value-type="float" office:value="0.790198184259091">
                <text:p>0.790198184259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1517329693479">
                <text:p>0.771517329693479</text:p>
              </table:table-cell>
              <table:table-cell office:value-type="float" office:value="0.771517329693479">
                <text:p>0.771517329693479</text:p>
              </table:table-cell>
              <table:table-cell office:value-type="float" office:value="0.806378789270948">
                <text:p>0.806378789270948</text:p>
              </table:table-cell>
              <table:table-cell office:value-type="float" office:value="0.774930173433788">
                <text:p>0.774930173433788</text:p>
              </table:table-cell>
              <table:table-cell office:value-type="float" office:value="0.773408299338141">
                <text:p>0.773408299338141</text:p>
              </table:table-cell>
              <table:table-cell office:value-type="float" office:value="0.772164922933325">
                <text:p>0.772164922933325</text:p>
              </table:table-cell>
              <table:table-cell office:value-type="float" office:value="0.774211394287693">
                <text:p>0.774211394287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8882351893398">
                <text:p>0.78882351893398</text:p>
              </table:table-cell>
              <table:table-cell office:value-type="float" office:value="0.78882351893398">
                <text:p>0.78882351893398</text:p>
              </table:table-cell>
              <table:table-cell office:value-type="float" office:value="0.795648802167798">
                <text:p>0.795648802167798</text:p>
              </table:table-cell>
              <table:table-cell office:value-type="float" office:value="0.78395543580207">
                <text:p>0.78395543580207</text:p>
              </table:table-cell>
              <table:table-cell office:value-type="float" office:value="0.77393022983242">
                <text:p>0.77393022983242</text:p>
              </table:table-cell>
              <table:table-cell office:value-type="float" office:value="0.773906124156275">
                <text:p>0.773906124156275</text:p>
              </table:table-cell>
              <table:table-cell office:value-type="float" office:value="0.788137781601658">
                <text:p>0.788137781601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94725867099617">
                <text:p>0.794725867099617</text:p>
              </table:table-cell>
              <table:table-cell office:value-type="float" office:value="0.794725867099617">
                <text:p>0.794725867099617</text:p>
              </table:table-cell>
              <table:table-cell office:value-type="float" office:value="0.792733021208633">
                <text:p>0.792733021208633</text:p>
              </table:table-cell>
              <table:table-cell office:value-type="float" office:value="0.801332494717102">
                <text:p>0.801332494717102</text:p>
              </table:table-cell>
              <table:table-cell office:value-type="float" office:value="0.767659355009594">
                <text:p>0.767659355009594</text:p>
              </table:table-cell>
              <table:table-cell office:value-type="float" office:value="0.755164826477032">
                <text:p>0.755164826477032</text:p>
              </table:table-cell>
              <table:table-cell office:value-type="float" office:value="0.770519216318262">
                <text:p>0.7705192163182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5cm" svg:height="9.002cm" xlink:href=".." xlink:type="simple" chart:class="chart:line" chart:style-name="ch1">
        <chart:legend chart:legend-position="end" svg:x="12.498cm" svg:y="3.704cm" style:legend-expansion="high" chart:style-name="ch2"/>
        <chart:plot-area chart:style-name="ch3" table:cell-range-address="'Learning curve small dataset'.B48:'Learning curve small dataset'.D56" chart:data-source-has-labels="row" svg:x="1.33cm" svg:y="0.18cm" svg:width="10.849cm" svg:height="7.661cm">
          <chartooo:coordinate-region svg:x="2.057cm" svg:y="0.379cm" svg:width="10.028cm" svg:height="6.815cm"/>
          <chart:axis chart:dimension="x" chart:name="primary-x" chart:style-name="ch4">
            <chart:title svg:x="6.154cm" svg:y="8.021cm" chart:style-name="ch5">
              <text:p>Epochs</text:p>
            </chart:title>
          </chart:axis>
          <chart:axis chart:dimension="y" chart:name="primary-y" chart:style-name="ch4">
            <chart:title svg:x="0.451cm" svg:y="4.557cm" chart:style-name="ch6">
              <text:p>Fscore</text:p>
            </chart:title>
            <chart:grid chart:style-name="ch7" chart:class="major"/>
          </chart:axis>
          <chart:series chart:style-name="ch8" chart:values-cell-range-address="'Learning curve small dataset'.B49:'Learning curve small dataset'.B56" chart:label-cell-address="'Learning curve small dataset'.B48:'Learning curve small dataset'.B48" chart:class="chart:line">
            <chart:data-point chart:repeated="8"/>
          </chart:series>
          <chart:series chart:style-name="ch9" chart:values-cell-range-address="'Learning curve small dataset'.C49:'Learning curve small dataset'.C56" chart:label-cell-address="'Learning curve small dataset'.C48:'Learning curve small dataset'.C48" chart:class="chart:line">
            <chart:data-point chart:repeated="8"/>
          </chart:series>
          <chart:series chart:style-name="ch10" chart:values-cell-range-address="'Learning curve small dataset'.D49:'Learning curve small dataset'.D56" chart:label-cell-address="'Learning curve small dataset'.D48:'Learning curve small dataset'.D48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all</text:p>
                <draw:g>
                  <svg:desc>'Learning curve small dataset'.B48:'Learning curve small dataset'.B48</svg:desc>
                </draw:g>
              </table:table-cell>
              <table:table-cell office:value-type="string">
                <text:p>larger</text:p>
                <draw:g>
                  <svg:desc>'Learning curve small dataset'.C48:'Learning curve small dataset'.C48</svg:desc>
                </draw:g>
              </table:table-cell>
              <table:table-cell office:value-type="string">
                <text:p>larger, uneven</text:p>
                <draw:g>
                  <svg:desc>'Learning curve small dataset'.D48:'Learning curve small dataset'.D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9764478052656">
                <text:p>0.759764478052656</text:p>
                <draw:g>
                  <svg:desc>'Learning curve small dataset'.B49:'Learning curve small dataset'.B56</svg:desc>
                </draw:g>
              </table:table-cell>
              <table:table-cell office:value-type="float" office:value="0.801431947094364">
                <text:p>0.801431947094364</text:p>
                <draw:g>
                  <svg:desc>'Learning curve small dataset'.C49:'Learning curve small dataset'.C56</svg:desc>
                </draw:g>
              </table:table-cell>
              <table:table-cell office:value-type="float" office:value="0.176100219374118">
                <text:p>0.176100219374118</text:p>
                <draw:g>
                  <svg:desc>'Learning curve small dataset'.D49:'Learning curve small dataset'.D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4110899180528">
                <text:p>0.754110899180528</text:p>
              </table:table-cell>
              <table:table-cell office:value-type="float" office:value="0.816530691600805">
                <text:p>0.816530691600805</text:p>
              </table:table-cell>
              <table:table-cell office:value-type="float" office:value="0.178430745355205">
                <text:p>0.1784307453552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90970179997653">
                <text:p>0.790970179997653</text:p>
              </table:table-cell>
              <table:table-cell office:value-type="float" office:value="0.820208150479052">
                <text:p>0.820208150479052</text:p>
              </table:table-cell>
              <table:table-cell office:value-type="float" office:value="0.171836051378251">
                <text:p>0.1718360513782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96665665548548">
                <text:p>0.796665665548548</text:p>
              </table:table-cell>
              <table:table-cell office:value-type="float" office:value="0.814166721811146">
                <text:p>0.814166721811146</text:p>
              </table:table-cell>
              <table:table-cell office:value-type="float" office:value="0.175901490294981">
                <text:p>0.175901490294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07144367308187">
                <text:p>0.807144367308187</text:p>
              </table:table-cell>
              <table:table-cell office:value-type="float" office:value="0.821366799236616">
                <text:p>0.821366799236616</text:p>
              </table:table-cell>
              <table:table-cell office:value-type="float" office:value="0.179166590291946">
                <text:p>0.1791665902919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06378789270948">
                <text:p>0.806378789270948</text:p>
              </table:table-cell>
              <table:table-cell office:value-type="float" office:value="0.825968785940496">
                <text:p>0.825968785940496</text:p>
              </table:table-cell>
              <table:table-cell office:value-type="float" office:value="0.178810084765754">
                <text:p>0.1788100847657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95648802167798">
                <text:p>0.795648802167798</text:p>
              </table:table-cell>
              <table:table-cell office:value-type="float" office:value="0.826350895181982">
                <text:p>0.826350895181982</text:p>
              </table:table-cell>
              <table:table-cell office:value-type="float" office:value="0.179461857953215">
                <text:p>0.1794618579532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92733021208633">
                <text:p>0.792733021208633</text:p>
              </table:table-cell>
              <table:table-cell office:value-type="float" office:value="0.823488995310806">
                <text:p>0.823488995310806</text:p>
              </table:table-cell>
              <table:table-cell office:value-type="float" office:value="0.177516775757103">
                <text:p>0.1775167757571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